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6.85mm"/>
    </style:style>
    <style:style style:name="co3" style:family="table-column">
      <style:table-column-properties fo:break-before="auto" style:column-width="19.3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 style:data-style-name="N111">
      <style:table-cell-properties fo:background-color="#999999"/>
    </style:style>
    <style:style style:name="ce4" style:family="table-cell" style:parent-style-name="Default" style:data-style-name="N111"/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11">
      <style:table-cell-properties fo:background-color="transparent"/>
    </style:style>
    <style:style style:name="ce15" style:family="table-cell" style:parent-style-name="Default" style:data-style-name="N111"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2"/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999999"/>
      <style:text-properties fo:color="#000000"/>
    </style:style>
    <style:style style:name="ce3" style:family="table-cell" style:parent-style-name="Default" style:data-style-name="N111">
      <style:table-cell-properties fo:background-color="#999999"/>
      <style:text-properties fo:color="#000000"/>
    </style:style>
    <style:style style:name="ce20" style:family="table-cell" style:parent-style-name="Default" style:data-style-name="N112">
      <style:table-cell-properties fo:background-color="#999999"/>
      <style:text-properties fo:color="#000000"/>
    </style:style>
    <style:style style:name="ce21" style:family="table-cell" style:parent-style-name="Default" style:data-style-name="N112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 style:data-style-name="N112">
      <style:table-cell-properties fo:background-color="#999999"/>
    </style:style>
    <style:style style:name="ce2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Gaussian</text:p>
          </table:table-cell>
          <table:covered-table-cell table:number-columns-repeated="7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With the foil</text:p>
          </table:table-cell>
          <table:covered-table-cell table:number-columns-repeated="3" table:style-name="ce6"/>
          <table:table-cell/>
        </table:table-row>
        <table:table-row table:style-name="ro1"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style-name="ce8" table:formula="of:=[$Gaussian.B10]" office:value-type="float" office:value="5388.362" calcext:value-type="float">
            <text:p>5388.4</text:p>
          </table:table-cell>
          <table:table-cell table:style-name="ce4" table:formula="of:=[$Gaussian.C10]" office:value-type="float" office:value="0.822" calcext:value-type="float">
            <text:p>0.8</text:p>
          </table:table-cell>
          <table:table-cell table:style-name="ce8" table:formula="of:=[$Gaussian.D10]" office:value-type="float" office:value="6.0865" calcext:value-type="float">
            <text:p>6.1</text:p>
          </table:table-cell>
          <table:table-cell table:style-name="ce4" table:formula="of:=[$Gaussian.E10]" office:value-type="float" office:value="0.8225" calcext:value-type="float">
            <text:p>0.8</text:p>
          </table:table-cell>
          <table:table-cell table:style-name="ce8" table:formula="of:=[$Gaussian.F10]" office:value-type="float" office:value="5373.0635" calcext:value-type="float">
            <text:p>5373.1</text:p>
          </table:table-cell>
          <table:table-cell table:style-name="ce4" table:formula="of:=[$Gaussian.G10]" office:value-type="float" office:value="2.1372" calcext:value-type="float">
            <text:p>2.1</text:p>
          </table:table-cell>
          <table:table-cell table:style-name="ce8" table:formula="of:=[$Gaussian.H10]" office:value-type="float" office:value="11.186" calcext:value-type="float">
            <text:p>11.2</text:p>
          </table:table-cell>
          <table:table-cell table:style-name="ce4" table:formula="of:=[$Gaussian.I10]" office:value-type="float" office:value="3.4545" calcext:value-type="float">
            <text:p>3.5</text:p>
          </table:table-cell>
          <table:table-cell/>
        </table:table-row>
        <table:table-row table:style-name="ro1">
          <table:table-cell table:style-name="ce8" table:formula="of:=[$Gaussian.B11]" office:value-type="float" office:value="5443.7985" calcext:value-type="float">
            <text:p>5443.8</text:p>
          </table:table-cell>
          <table:table-cell table:style-name="ce4" table:formula="of:=[$Gaussian.C11]" office:value-type="float" office:value="0.3288" calcext:value-type="float">
            <text:p>0.3</text:p>
          </table:table-cell>
          <table:table-cell table:style-name="ce8" table:formula="of:=[$Gaussian.D11]" office:value-type="float" office:value="7.4025" calcext:value-type="float">
            <text:p>7.4</text:p>
          </table:table-cell>
          <table:table-cell table:style-name="ce4" table:formula="of:=[$Gaussian.E11]" office:value-type="float" office:value="0.4935" calcext:value-type="float">
            <text:p>0.5</text:p>
          </table:table-cell>
          <table:table-cell table:style-name="ce8" table:formula="of:=[$Gaussian.F11]" office:value-type="float" office:value="5428.829" calcext:value-type="float">
            <text:p>5428.8</text:p>
          </table:table-cell>
          <table:table-cell table:style-name="ce4" table:formula="of:=[$Gaussian.G11]" office:value-type="float" office:value="1.4796" calcext:value-type="float">
            <text:p>1.5</text:p>
          </table:table-cell>
          <table:table-cell table:style-name="ce8" table:formula="of:=[$Gaussian.H11]" office:value-type="float" office:value="14.9695" calcext:value-type="float">
            <text:p>15.0</text:p>
          </table:table-cell>
          <table:table-cell table:style-name="ce4" table:formula="of:=[$Gaussian.I11]" office:value-type="float" office:value="2.303" calcext:value-type="float">
            <text:p>2.3</text:p>
          </table:table-cell>
          <table:table-cell/>
        </table:table-row>
        <table:table-row table:style-name="ro1">
          <table:table-cell table:style-name="ce8" table:formula="of:=[$Gaussian.B12]" office:value-type="float" office:value="5485.2525" calcext:value-type="float">
            <text:p>5485.3</text:p>
          </table:table-cell>
          <table:table-cell table:style-name="ce4" table:formula="of:=[$Gaussian.C12]" office:value-type="float" office:value="0.1644" calcext:value-type="float">
            <text:p>0.2</text:p>
          </table:table-cell>
          <table:table-cell table:style-name="ce8" table:formula="of:=[$Gaussian.D12]" office:value-type="float" office:value="7.4025" calcext:value-type="float">
            <text:p>7.4</text:p>
          </table:table-cell>
          <table:table-cell table:style-name="ce4" table:formula="of:=[$Gaussian.E12]" office:value-type="float" office:value="0.1645" calcext:value-type="float">
            <text:p>0.2</text:p>
          </table:table-cell>
          <table:table-cell table:style-name="ce8" table:formula="of:=[$Gaussian.F12]" office:value-type="float" office:value="5468.8025" calcext:value-type="float">
            <text:p>5468.8</text:p>
          </table:table-cell>
          <table:table-cell table:style-name="ce4" table:formula="of:=[$Gaussian.G12]" office:value-type="float" office:value="0.3288" calcext:value-type="float">
            <text:p>0.3</text:p>
          </table:table-cell>
          <table:table-cell table:style-name="ce8" table:formula="of:=[$Gaussian.H12]" office:value-type="float" office:value="8.554" calcext:value-type="float">
            <text:p>8.6</text:p>
          </table:table-cell>
          <table:table-cell table:style-name="ce4" table:formula="of:=[$Gaussian.I12]" office:value-type="float" office:value="0.329" calcext:value-type="float">
            <text:p>0.3</text:p>
          </table:table-cell>
          <table:table-cell/>
        </table:table-row>
        <table:table-row table:style-name="ro1">
          <table:table-cell table:style-name="ce8" table:formula="of:=[$Gaussian.B13]" office:value-type="float" office:value="5760.132" calcext:value-type="float">
            <text:p>5760.1</text:p>
          </table:table-cell>
          <table:table-cell table:style-name="ce4" table:formula="of:=[$Gaussian.C13]" office:value-type="float" office:value="0.3288" calcext:value-type="float">
            <text:p>0.3</text:p>
          </table:table-cell>
          <table:table-cell table:style-name="ce8" table:formula="of:=[$Gaussian.D13]" office:value-type="float" office:value="7.7315" calcext:value-type="float">
            <text:p>7.7</text:p>
          </table:table-cell>
          <table:table-cell table:style-name="ce4" table:formula="of:=[$Gaussian.E13]" office:value-type="float" office:value="0.329" calcext:value-type="float">
            <text:p>0.3</text:p>
          </table:table-cell>
          <table:table-cell table:style-name="ce8" table:formula="of:=[$Gaussian.F13]" office:value-type="float" office:value="5745.1625" calcext:value-type="float">
            <text:p>5745.2</text:p>
          </table:table-cell>
          <table:table-cell table:style-name="ce4" table:formula="of:=[$Gaussian.G13]" office:value-type="float" office:value="0.6576" calcext:value-type="float">
            <text:p>0.7</text:p>
          </table:table-cell>
          <table:table-cell table:style-name="ce8" table:formula="of:=[$Gaussian.H13]" office:value-type="float" office:value="10.3635" calcext:value-type="float">
            <text:p>10.4</text:p>
          </table:table-cell>
          <table:table-cell table:style-name="ce4" table:formula="of:=[$Gaussian.I13]" office:value-type="float" office:value="0.658" calcext:value-type="float">
            <text:p>0.7</text:p>
          </table:table-cell>
          <table:table-cell/>
        </table:table-row>
        <table:table-row table:style-name="ro1">
          <table:table-cell table:style-name="ce8" table:formula="of:=[$Gaussian.B14]" office:value-type="float" office:value="5801.7505" calcext:value-type="float">
            <text:p>5801.8</text:p>
          </table:table-cell>
          <table:table-cell table:style-name="ce4" table:formula="of:=[$Gaussian.C14]" office:value-type="float" office:value="0.1644" calcext:value-type="float">
            <text:p>0.2</text:p>
          </table:table-cell>
          <table:table-cell table:style-name="ce8" table:formula="of:=[$Gaussian.D14]" office:value-type="float" office:value="6.909" calcext:value-type="float">
            <text:p>6.9</text:p>
          </table:table-cell>
          <table:table-cell table:style-name="ce4" table:formula="of:=[$Gaussian.E14]" office:value-type="float" office:value="0.1645" calcext:value-type="float">
            <text:p>0.2</text:p>
          </table:table-cell>
          <table:table-cell table:style-name="ce8" table:formula="of:=[$Gaussian.F14]" office:value-type="float" office:value="5785.9585" calcext:value-type="float">
            <text:p>5786.0</text:p>
          </table:table-cell>
          <table:table-cell table:style-name="ce4" table:formula="of:=[$Gaussian.G14]" office:value-type="float" office:value="0.3288" calcext:value-type="float">
            <text:p>0.3</text:p>
          </table:table-cell>
          <table:table-cell table:style-name="ce8" table:formula="of:=[$Gaussian.H14]" office:value-type="float" office:value="8.7185" calcext:value-type="float">
            <text:p>8.7</text:p>
          </table:table-cell>
          <table:table-cell table:style-name="ce4" table:formula="of:=[$Gaussian.I14]" office:value-type="float" office:value="0.329" calcext:value-type="float">
            <text:p>0.3</text:p>
          </table:table-cell>
          <table:table-cell/>
        </table:table-row>
        <table:table-row table:style-name="ro1" table:number-rows-repeated="3">
          <table:table-cell table:style-name="ce4" table:number-columns-repeated="8"/>
          <table:table-cell/>
        </table:table-row>
        <table:table-row table:style-name="ro1">
          <table:table-cell table:style-name="ce10" office:value-type="string" calcext:value-type="string" table:number-columns-spanned="8" table:number-rows-spanned="1">
            <text:p>SkewGaussian</text:p>
          </table:table-cell>
          <table:covered-table-cell table:number-columns-repeated="7" table:style-name="ce10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With the foil</text:p>
          </table:table-cell>
          <table:covered-table-cell table:number-columns-repeated="3" table:style-name="ce10"/>
          <table:table-cell/>
        </table:table-row>
        <table:table-row table:style-name="ro1"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style-name="ce8" table:formula="of:=[$SkewGaussian.B10]" office:value-type="float" office:value="5387.5395" calcext:value-type="float">
            <text:p>5387.5</text:p>
          </table:table-cell>
          <table:table-cell table:style-name="ce14" table:formula="of:=[$SkewGaussian.C10]" office:value-type="float" office:value="1.1508" calcext:value-type="float">
            <text:p>1.2</text:p>
          </table:table-cell>
          <table:table-cell table:style-name="ce8" table:formula="of:=[$SkewGaussian.D10]" office:value-type="float" office:value="7.91245" calcext:value-type="float">
            <text:p>7.9</text:p>
          </table:table-cell>
          <table:table-cell table:style-name="ce14" table:formula="of:=[$SkewGaussian.E10]" office:value-type="float" office:value="0.0658" calcext:value-type="float">
            <text:p>0.1</text:p>
          </table:table-cell>
          <table:table-cell table:style-name="ce8" table:formula="of:=[$SkewGaussian.F10]" office:value-type="float" office:value="5371.912" calcext:value-type="float">
            <text:p>5371.9</text:p>
          </table:table-cell>
          <table:table-cell table:style-name="ce14" table:formula="of:=[$SkewGaussian.G10]" office:value-type="float" office:value="2.1372" calcext:value-type="float">
            <text:p>2.1</text:p>
          </table:table-cell>
          <table:table-cell table:style-name="ce8" table:formula="of:=[$SkewGaussian.H10]" office:value-type="float" office:value="9.09685" calcext:value-type="float">
            <text:p>9.1</text:p>
          </table:table-cell>
          <table:table-cell table:style-name="ce14" table:formula="of:=[$SkewGaussian.I10]" office:value-type="float" office:value="0.11515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.B11]" office:value-type="float" office:value="5443.7985" calcext:value-type="float">
            <text:p>5443.8</text:p>
          </table:table-cell>
          <table:table-cell table:style-name="ce14" table:formula="of:=[$SkewGaussian.C11]" office:value-type="float" office:value="0.3288" calcext:value-type="float">
            <text:p>0.3</text:p>
          </table:table-cell>
          <table:table-cell table:style-name="ce8" table:formula="of:=[$SkewGaussian.D11]" office:value-type="float" office:value="7.91245" calcext:value-type="float">
            <text:p>7.9</text:p>
          </table:table-cell>
          <table:table-cell table:style-name="ce14" table:formula="of:=[$SkewGaussian.E11]" office:value-type="float" office:value="0.0658" calcext:value-type="float">
            <text:p>0.1</text:p>
          </table:table-cell>
          <table:table-cell table:style-name="ce8" table:formula="of:=[$SkewGaussian.F11]" office:value-type="float" office:value="5427.3485" calcext:value-type="float">
            <text:p>5427.3</text:p>
          </table:table-cell>
          <table:table-cell table:style-name="ce14" table:formula="of:=[$SkewGaussian.G11]" office:value-type="float" office:value="0.4932" calcext:value-type="float">
            <text:p>0.5</text:p>
          </table:table-cell>
          <table:table-cell table:style-name="ce8" table:formula="of:=[$SkewGaussian.H11]" office:value-type="float" office:value="9.09685" calcext:value-type="float">
            <text:p>9.1</text:p>
          </table:table-cell>
          <table:table-cell table:style-name="ce14" table:formula="of:=[$SkewGaussian.I11]" office:value-type="float" office:value="0.11515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.B12]" office:value-type="float" office:value="5484.759" calcext:value-type="float">
            <text:p>5484.8</text:p>
          </table:table-cell>
          <table:table-cell table:style-name="ce14" table:formula="of:=[$SkewGaussian.C12]" office:value-type="float" office:value="0.1644" calcext:value-type="float">
            <text:p>0.2</text:p>
          </table:table-cell>
          <table:table-cell table:style-name="ce8" table:formula="of:=[$SkewGaussian.D12]" office:value-type="float" office:value="7.91245" calcext:value-type="float">
            <text:p>7.9</text:p>
          </table:table-cell>
          <table:table-cell table:style-name="ce14" table:formula="of:=[$SkewGaussian.E12]" office:value-type="float" office:value="0.0658" calcext:value-type="float">
            <text:p>0.1</text:p>
          </table:table-cell>
          <table:table-cell table:style-name="ce8" table:formula="of:=[$SkewGaussian.F12]" office:value-type="float" office:value="5468.1445" calcext:value-type="float">
            <text:p>5468.1</text:p>
          </table:table-cell>
          <table:table-cell table:style-name="ce14" table:formula="of:=[$SkewGaussian.G12]" office:value-type="float" office:value="0.1644" calcext:value-type="float">
            <text:p>0.2</text:p>
          </table:table-cell>
          <table:table-cell table:style-name="ce8" table:formula="of:=[$SkewGaussian.H12]" office:value-type="float" office:value="9.09685" calcext:value-type="float">
            <text:p>9.1</text:p>
          </table:table-cell>
          <table:table-cell table:style-name="ce14" table:formula="of:=[$SkewGaussian.I12]" office:value-type="float" office:value="0.11515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.B13]" office:value-type="float" office:value="5759.6385" calcext:value-type="float">
            <text:p>5759.6</text:p>
          </table:table-cell>
          <table:table-cell table:style-name="ce14" table:formula="of:=[$SkewGaussian.C13]" office:value-type="float" office:value="0.3288" calcext:value-type="float">
            <text:p>0.3</text:p>
          </table:table-cell>
          <table:table-cell table:style-name="ce8" table:formula="of:=[$SkewGaussian.D13]" office:value-type="float" office:value="7.91245" calcext:value-type="float">
            <text:p>7.9</text:p>
          </table:table-cell>
          <table:table-cell table:style-name="ce14" table:formula="of:=[$SkewGaussian.E13]" office:value-type="float" office:value="0.0658" calcext:value-type="float">
            <text:p>0.1</text:p>
          </table:table-cell>
          <table:table-cell table:style-name="ce8" table:formula="of:=[$SkewGaussian.F13]" office:value-type="float" office:value="5744.669" calcext:value-type="float">
            <text:p>5744.7</text:p>
          </table:table-cell>
          <table:table-cell table:style-name="ce14" table:formula="of:=[$SkewGaussian.G13]" office:value-type="float" office:value="0.4932" calcext:value-type="float">
            <text:p>0.5</text:p>
          </table:table-cell>
          <table:table-cell table:style-name="ce8" table:formula="of:=[$SkewGaussian.H13]" office:value-type="float" office:value="9.09685" calcext:value-type="float">
            <text:p>9.1</text:p>
          </table:table-cell>
          <table:table-cell table:style-name="ce14" table:formula="of:=[$SkewGaussian.I13]" office:value-type="float" office:value="0.11515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.B14]" office:value-type="float" office:value="5801.257" calcext:value-type="float">
            <text:p>5801.3</text:p>
          </table:table-cell>
          <table:table-cell table:style-name="ce14" table:formula="of:=[$SkewGaussian.C14]" office:value-type="float" office:value="0.1644" calcext:value-type="float">
            <text:p>0.2</text:p>
          </table:table-cell>
          <table:table-cell table:style-name="ce8" table:formula="of:=[$SkewGaussian.D14]" office:value-type="float" office:value="7.91245" calcext:value-type="float">
            <text:p>7.9</text:p>
          </table:table-cell>
          <table:table-cell table:style-name="ce14" table:formula="of:=[$SkewGaussian.E14]" office:value-type="float" office:value="0.0658" calcext:value-type="float">
            <text:p>0.1</text:p>
          </table:table-cell>
          <table:table-cell table:style-name="ce8" table:formula="of:=[$SkewGaussian.F14]" office:value-type="float" office:value="5785.3005" calcext:value-type="float">
            <text:p>5785.3</text:p>
          </table:table-cell>
          <table:table-cell table:style-name="ce14" table:formula="of:=[$SkewGaussian.G14]" office:value-type="float" office:value="0.1644" calcext:value-type="float">
            <text:p>0.2</text:p>
          </table:table-cell>
          <table:table-cell table:style-name="ce8" table:formula="of:=[$SkewGaussian.H14]" office:value-type="float" office:value="9.09685" calcext:value-type="float">
            <text:p>9.1</text:p>
          </table:table-cell>
          <table:table-cell table:style-name="ce14" table:formula="of:=[$SkewGaussian.I14]" office:value-type="float" office:value="0.11515" calcext:value-type="float">
            <text:p>0.1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" office:value-type="string" calcext:value-type="string" table:number-columns-spanned="8" table:number-rows-spanned="1">
            <text:p>SkewGaussian 2</text:p>
          </table:table-cell>
          <table:covered-table-cell table:number-columns-repeated="7" table:style-name="ce10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With the foil</text:p>
          </table:table-cell>
          <table:covered-table-cell table:number-columns-repeated="3" table:style-name="ce10"/>
          <table:table-cell/>
        </table:table-row>
        <table:table-row table:style-name="ro1"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style-name="ce8" table:formula="of:=[$SkewGaussian2.B10]" office:value-type="float" office:value="5389.032" calcext:value-type="float">
            <text:p>5389.0</text:p>
          </table:table-cell>
          <table:table-cell table:style-name="ce14" table:formula="of:=[$SkewGaussian2.C10]" office:value-type="float" office:value="0.9864" calcext:value-type="float">
            <text:p>1.0</text:p>
          </table:table-cell>
          <table:table-cell table:style-name="ce8" table:formula="of:=[$SkewGaussian2.D10]" office:value-type="float" office:value="5.60604" calcext:value-type="float">
            <text:p>5.6</text:p>
          </table:table-cell>
          <table:table-cell table:style-name="ce14" table:formula="of:=[$SkewGaussian2.E10]" office:value-type="float" office:value="0.11508" calcext:value-type="float">
            <text:p>0.1</text:p>
          </table:table-cell>
          <table:table-cell table:style-name="ce8" table:formula="of:=[$SkewGaussian2.F10]" office:value-type="float" office:value="5373.5784" calcext:value-type="float">
            <text:p>5373.6</text:p>
          </table:table-cell>
          <table:table-cell table:style-name="ce14" table:formula="of:=[$SkewGaussian2.G10]" office:value-type="float" office:value="1.644" calcext:value-type="float">
            <text:p>1.6</text:p>
          </table:table-cell>
          <table:table-cell table:style-name="ce8" table:formula="of:=[$SkewGaussian2.H10]" office:value-type="float" office:value="6.09924" calcext:value-type="float">
            <text:p>6.1</text:p>
          </table:table-cell>
          <table:table-cell table:style-name="ce14" table:formula="of:=[$SkewGaussian2.I10]" office:value-type="float" office:value="0.14796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2.B11]" office:value-type="float" office:value="5445.5856" calcext:value-type="float">
            <text:p>5445.6</text:p>
          </table:table-cell>
          <table:table-cell table:style-name="ce14" table:formula="of:=[$SkewGaussian2.C11]" office:value-type="float" office:value="0.3288" calcext:value-type="float">
            <text:p>0.3</text:p>
          </table:table-cell>
          <table:table-cell table:style-name="ce8" table:formula="of:=[$SkewGaussian2.D11]" office:value-type="float" office:value="5.60604" calcext:value-type="float">
            <text:p>5.6</text:p>
          </table:table-cell>
          <table:table-cell table:style-name="ce14" table:formula="of:=[$SkewGaussian2.E11]" office:value-type="float" office:value="0.11508" calcext:value-type="float">
            <text:p>0.1</text:p>
          </table:table-cell>
          <table:table-cell table:style-name="ce8" table:formula="of:=[$SkewGaussian2.F11]" office:value-type="float" office:value="5429.31" calcext:value-type="float">
            <text:p>5429.3</text:p>
          </table:table-cell>
          <table:table-cell table:style-name="ce14" table:formula="of:=[$SkewGaussian2.G11]" office:value-type="float" office:value="0.6576" calcext:value-type="float">
            <text:p>0.7</text:p>
          </table:table-cell>
          <table:table-cell table:style-name="ce8" table:formula="of:=[$SkewGaussian2.H11]" office:value-type="float" office:value="6.09924" calcext:value-type="float">
            <text:p>6.1</text:p>
          </table:table-cell>
          <table:table-cell table:style-name="ce14" table:formula="of:=[$SkewGaussian2.I11]" office:value-type="float" office:value="0.14796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2.B12]" office:value-type="float" office:value="5488.9872" calcext:value-type="float">
            <text:p>5489.0</text:p>
          </table:table-cell>
          <table:table-cell table:style-name="ce14" table:formula="of:=[$SkewGaussian2.C12]" office:value-type="float" office:value="0.1644" calcext:value-type="float">
            <text:p>0.2</text:p>
          </table:table-cell>
          <table:table-cell table:style-name="ce8" table:formula="of:=[$SkewGaussian2.D12]" office:value-type="float" office:value="5.60604" calcext:value-type="float">
            <text:p>5.6</text:p>
          </table:table-cell>
          <table:table-cell table:style-name="ce14" table:formula="of:=[$SkewGaussian2.E12]" office:value-type="float" office:value="0.11508" calcext:value-type="float">
            <text:p>0.1</text:p>
          </table:table-cell>
          <table:table-cell table:style-name="ce8" table:formula="of:=[$SkewGaussian2.F12]" office:value-type="float" office:value="5474.1912" calcext:value-type="float">
            <text:p>5474.2</text:p>
          </table:table-cell>
          <table:table-cell table:style-name="ce14" table:formula="of:=[$SkewGaussian2.G12]" office:value-type="float" office:value="0.1644" calcext:value-type="float">
            <text:p>0.2</text:p>
          </table:table-cell>
          <table:table-cell table:style-name="ce8" table:formula="of:=[$SkewGaussian2.H12]" office:value-type="float" office:value="6.09924" calcext:value-type="float">
            <text:p>6.1</text:p>
          </table:table-cell>
          <table:table-cell table:style-name="ce14" table:formula="of:=[$SkewGaussian2.I12]" office:value-type="float" office:value="0.14796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2.B13]" office:value-type="float" office:value="5762.0556" calcext:value-type="float">
            <text:p>5762.1</text:p>
          </table:table-cell>
          <table:table-cell table:style-name="ce14" table:formula="of:=[$SkewGaussian2.C13]" office:value-type="float" office:value="0.3288" calcext:value-type="float">
            <text:p>0.3</text:p>
          </table:table-cell>
          <table:table-cell table:style-name="ce8" table:formula="of:=[$SkewGaussian2.D13]" office:value-type="float" office:value="5.60604" calcext:value-type="float">
            <text:p>5.6</text:p>
          </table:table-cell>
          <table:table-cell table:style-name="ce14" table:formula="of:=[$SkewGaussian2.E13]" office:value-type="float" office:value="0.11508" calcext:value-type="float">
            <text:p>0.1</text:p>
          </table:table-cell>
          <table:table-cell table:style-name="ce8" table:formula="of:=[$SkewGaussian2.F13]" office:value-type="float" office:value="5747.424" calcext:value-type="float">
            <text:p>5747.4</text:p>
          </table:table-cell>
          <table:table-cell table:style-name="ce14" table:formula="of:=[$SkewGaussian2.G13]" office:value-type="float" office:value="0.4932" calcext:value-type="float">
            <text:p>0.5</text:p>
          </table:table-cell>
          <table:table-cell table:style-name="ce8" table:formula="of:=[$SkewGaussian2.H13]" office:value-type="float" office:value="6.09924" calcext:value-type="float">
            <text:p>6.1</text:p>
          </table:table-cell>
          <table:table-cell table:style-name="ce14" table:formula="of:=[$SkewGaussian2.I13]" office:value-type="float" office:value="0.14796" calcext:value-type="float">
            <text:p>0.1</text:p>
          </table:table-cell>
          <table:table-cell/>
        </table:table-row>
        <table:table-row table:style-name="ro1">
          <table:table-cell table:style-name="ce8" table:formula="of:=[$SkewGaussian2.B14]" office:value-type="float" office:value="5804.964" calcext:value-type="float">
            <text:p>5805.0</text:p>
          </table:table-cell>
          <table:table-cell table:style-name="ce14" table:formula="of:=[$SkewGaussian2.C14]" office:value-type="float" office:value="0.1644" calcext:value-type="float">
            <text:p>0.2</text:p>
          </table:table-cell>
          <table:table-cell table:style-name="ce8" table:formula="of:=[$SkewGaussian2.D14]" office:value-type="float" office:value="5.60604" calcext:value-type="float">
            <text:p>5.6</text:p>
          </table:table-cell>
          <table:table-cell table:style-name="ce14" table:formula="of:=[$SkewGaussian2.E14]" office:value-type="float" office:value="0.11508" calcext:value-type="float">
            <text:p>0.1</text:p>
          </table:table-cell>
          <table:table-cell table:style-name="ce8" table:formula="of:=[$SkewGaussian2.F14]" office:value-type="float" office:value="5790.99" calcext:value-type="float">
            <text:p>5791.0</text:p>
          </table:table-cell>
          <table:table-cell table:style-name="ce14" table:formula="of:=[$SkewGaussian2.G14]" office:value-type="float" office:value="0.3288" calcext:value-type="float">
            <text:p>0.3</text:p>
          </table:table-cell>
          <table:table-cell table:style-name="ce8" table:formula="of:=[$SkewGaussian2.H14]" office:value-type="float" office:value="6.09924" calcext:value-type="float">
            <text:p>6.1</text:p>
          </table:table-cell>
          <table:table-cell table:style-name="ce14" table:formula="of:=[$SkewGaussian2.I14]" office:value-type="float" office:value="0.14796" calcext:value-type="float">
            <text:p>0.1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 table:number-columns-spanned="6" table:number-rows-spanned="1">
            <text:p>Δ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Gaussia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kewGaussia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kewGaussian 2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12" office:value-type="string" calcext:value-type="string">
            <text:p>ΔE</text:p>
          </table:table-cell>
          <table:table-cell office:value-type="string" calcext:value-type="string">
            <text:p>Error</text:p>
          </table:table-cell>
          <table:table-cell table:style-name="ce12" office:value-type="string" calcext:value-type="string">
            <text:p>ΔE</text:p>
          </table:table-cell>
          <table:table-cell office:value-type="string" calcext:value-type="string">
            <text:p>Error</text:p>
          </table:table-cell>
          <table:table-cell table:style-name="ce12" office:value-type="string" calcext:value-type="string">
            <text:p>ΔE</text:p>
          </table:table-cell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table:style-name="ce4" table:formula="of:=[.A4]-[.E4]" office:value-type="float" office:value="15.2984999999999" calcext:value-type="float">
            <text:p>15.3</text:p>
          </table:table-cell>
          <table:table-cell table:style-name="ce4" table:formula="of:=SQRT([.B4]*[.B4]+[.F4]*[.F4])" office:value-type="float" office:value="2.28982703276907" calcext:value-type="float">
            <text:p>2.3</text:p>
          </table:table-cell>
          <table:table-cell table:style-name="ce15" table:formula="of:=[.A15]-[.E15]" office:value-type="float" office:value="15.6274999999996" calcext:value-type="float">
            <text:p>15.6</text:p>
          </table:table-cell>
          <table:table-cell table:style-name="ce4" table:formula="of:=SQRT([.B15]*[.B15]+[.F15]*[.F15])" office:value-type="float" office:value="2.42733691110237" calcext:value-type="float">
            <text:p>2.4</text:p>
          </table:table-cell>
          <table:table-cell table:style-name="ce4" table:formula="of:=[.A26]-[.E26]" office:value-type="float" office:value="15.4535999999998" calcext:value-type="float">
            <text:p>15.5</text:p>
          </table:table-cell>
          <table:table-cell table:style-name="ce4" table:formula="of:=SQRT([.B26]*[.B26]+[.F26]*[.F26])" office:value-type="float" office:value="1.91721698302514" calcext:value-type="float">
            <text:p>1.9</text:p>
          </table:table-cell>
          <table:table-cell table:number-columns-repeated="3"/>
        </table:table-row>
        <table:table-row table:style-name="ro1">
          <table:table-cell table:style-name="ce4" table:formula="of:=[.A5]-[.E5]" office:value-type="float" office:value="14.9695000000011" calcext:value-type="float">
            <text:p>15.0</text:p>
          </table:table-cell>
          <table:table-cell table:style-name="ce4" table:formula="of:=SQRT([.B5]*[.B5]+[.F5]*[.F5])" office:value-type="float" office:value="1.51569310877895" calcext:value-type="float">
            <text:p>1.5</text:p>
          </table:table-cell>
          <table:table-cell table:style-name="ce15" table:formula="of:=[.A16]-[.E16]" office:value-type="float" office:value="16.4500000000007" calcext:value-type="float">
            <text:p>16.5</text:p>
          </table:table-cell>
          <table:table-cell table:style-name="ce4" table:formula="of:=SQRT([.B16]*[.B16]+[.F16]*[.F16])" office:value-type="float" office:value="0.59275262968628" calcext:value-type="float">
            <text:p>0.6</text:p>
          </table:table-cell>
          <table:table-cell table:style-name="ce4" table:formula="of:=[.A27]-[.E27]" office:value-type="float" office:value="16.2755999999999" calcext:value-type="float">
            <text:p>16.3</text:p>
          </table:table-cell>
          <table:table-cell table:style-name="ce4" table:formula="of:=SQRT([.B27]*[.B27]+[.F27]*[.F27])" office:value-type="float" office:value="0.735219151001931" calcext:value-type="float">
            <text:p>0.7</text:p>
          </table:table-cell>
          <table:table-cell table:number-columns-repeated="3"/>
        </table:table-row>
        <table:table-row table:style-name="ro1">
          <table:table-cell table:style-name="ce4" table:formula="of:=[.A6]-[.E6]" office:value-type="float" office:value="16.4500000000007" calcext:value-type="float">
            <text:p>16.5</text:p>
          </table:table-cell>
          <table:table-cell table:style-name="ce4" table:formula="of:=SQRT([.B6]*[.B6]+[.F6]*[.F6])" office:value-type="float" office:value="0.367609575500965" calcext:value-type="float">
            <text:p>0.4</text:p>
          </table:table-cell>
          <table:table-cell table:style-name="ce15" table:formula="of:=[.A17]-[.E17]" office:value-type="float" office:value="16.6144999999997" calcext:value-type="float">
            <text:p>16.6</text:p>
          </table:table-cell>
          <table:table-cell table:style-name="ce4" table:formula="of:=SQRT([.B17]*[.B17]+[.F17]*[.F17])" office:value-type="float" office:value="0.232496709654137" calcext:value-type="float">
            <text:p>0.2</text:p>
          </table:table-cell>
          <table:table-cell table:style-name="ce4" table:formula="of:=[.A28]-[.E28]" office:value-type="float" office:value="14.7959999999994" calcext:value-type="float">
            <text:p>14.8</text:p>
          </table:table-cell>
          <table:table-cell table:style-name="ce4" table:formula="of:=SQRT([.B28]*[.B28]+[.F28]*[.F28])" office:value-type="float" office:value="0.232496709654137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4" table:formula="of:=[.A7]-[.E7]" office:value-type="float" office:value="14.9694999999992" calcext:value-type="float">
            <text:p>15.0</text:p>
          </table:table-cell>
          <table:table-cell table:style-name="ce4" table:formula="of:=SQRT([.B7]*[.B7]+[.F7]*[.F7])" office:value-type="float" office:value="0.735219151001931" calcext:value-type="float">
            <text:p>0.7</text:p>
          </table:table-cell>
          <table:table-cell table:style-name="ce15" table:formula="of:=[.A18]-[.E18]" office:value-type="float" office:value="14.9695000000002" calcext:value-type="float">
            <text:p>15.0</text:p>
          </table:table-cell>
          <table:table-cell table:style-name="ce4" table:formula="of:=SQRT([.B18]*[.B18]+[.F18]*[.F18])" office:value-type="float" office:value="0.59275262968628" calcext:value-type="float">
            <text:p>0.6</text:p>
          </table:table-cell>
          <table:table-cell table:style-name="ce4" table:formula="of:=[.A29]-[.E29]" office:value-type="float" office:value="14.6315999999997" calcext:value-type="float">
            <text:p>14.6</text:p>
          </table:table-cell>
          <table:table-cell table:style-name="ce4" table:formula="of:=SQRT([.B29]*[.B29]+[.F29]*[.F29])" office:value-type="float" office:value="0.59275262968628" calcext:value-type="float">
            <text:p>0.6</text:p>
          </table:table-cell>
          <table:table-cell table:number-columns-repeated="3"/>
        </table:table-row>
        <table:table-row table:style-name="ro1">
          <table:table-cell table:style-name="ce4" table:formula="of:=[.A8]-[.E8]" office:value-type="float" office:value="15.7919999999995" calcext:value-type="float">
            <text:p>15.8</text:p>
          </table:table-cell>
          <table:table-cell table:style-name="ce4" table:formula="of:=SQRT([.B8]*[.B8]+[.F8]*[.F8])" office:value-type="float" office:value="0.367609575500965" calcext:value-type="float">
            <text:p>0.4</text:p>
          </table:table-cell>
          <table:table-cell table:style-name="ce15" table:formula="of:=[.A19]-[.E19]" office:value-type="float" office:value="15.9564999999993" calcext:value-type="float">
            <text:p>16.0</text:p>
          </table:table-cell>
          <table:table-cell table:style-name="ce4" table:formula="of:=SQRT([.B19]*[.B19]+[.F19]*[.F19])" office:value-type="float" office:value="0.232496709654137" calcext:value-type="float">
            <text:p>0.2</text:p>
          </table:table-cell>
          <table:table-cell table:style-name="ce4" table:formula="of:=[.A30]-[.E30]" office:value-type="float" office:value="13.9740000000002" calcext:value-type="float">
            <text:p>14.0</text:p>
          </table:table-cell>
          <table:table-cell table:style-name="ce4" table:formula="of:=SQRT([.B30]*[.B30]+[.F30]*[.F30])" office:value-type="float" office:value="0.367609575500965" calcext:value-type="float">
            <text:p>0.4</text:p>
          </table:table-cell>
          <table:table-cell table:number-columns-repeated="3"/>
        </table:table-row>
        <table:table-row table:style-name="ro1">
          <table:table-cell table:style-name="ce4" table:formula="of:=SUMPRODUCT([.A37:.A41];[.B86:.B90])/SUM([.B86:.B90])" office:value-type="float" office:value="15.9595979284369" calcext:value-type="float">
            <text:p>16.0</text:p>
          </table:table-cell>
          <table:table-cell table:style-name="ce4" table:formula="of:=1/SQRT(SUM([.B86:.B90]))" office:value-type="float" office:value="0.24059183213534" calcext:value-type="float">
            <text:p>0.2</text:p>
          </table:table-cell>
          <table:table-cell table:style-name="ce4" table:formula="of:=SUMPRODUCT([.C37:.C41];[.D86:.D90])/SUM([.D86:.D90])" office:value-type="float" office:value="16.2064317697224" calcext:value-type="float">
            <text:p>16.2</text:p>
          </table:table-cell>
          <table:table-cell table:style-name="ce4" table:formula="of:=1/SQRT(SUM([.D86:.D90]))" office:value-type="float" office:value="0.152744750980771" calcext:value-type="float">
            <text:p>0.2</text:p>
          </table:table-cell>
          <table:table-cell table:style-name="ce4" table:formula="of:=SUMPRODUCT([.E37:.E41];[.F86:.F90])/SUM([.F86:.F90])" office:value-type="float" office:value="14.6782561627115" calcext:value-type="float">
            <text:p>14.7</text:p>
          </table:table-cell>
          <table:table-cell table:style-name="ce4" table:formula="of:=1/SQRT(SUM([.F86:.F90]))" office:value-type="float" office:value="0.179989401721889" calcext:value-type="float">
            <text:p>0.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 calcext:value-type="string" table:number-columns-spanned="6" table:number-rows-spanned="1">
            <text:p>Δx (nm)</text:p>
          </table:table-cell>
          <table:covered-table-cell table:number-columns-repeated="5" table:style-name="ce6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1">
            <text:p>Gaussia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kewGaussia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kewGaussian 2</text:p>
          </table:table-cell>
          <table:covered-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Δx (nm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Δx (nm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Δx (nm)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Pouvoir d’arret</text:p>
          </table:table-cell>
        </table:table-row>
        <table:table-row table:style-name="ro1">
          <table:table-cell table:style-name="ce13" table:formula="of:=[.A37]/0.173" office:value-type="float" office:value="88.4306358381496" calcext:value-type="float">
            <text:p>88</text:p>
          </table:table-cell>
          <table:table-cell table:style-name="ce13" table:formula="of:=[.A48]*SQRT([.B37]*[.B37]/([.A37]*[.A37])+0.05*0.05)" office:value-type="float" office:value="13.9549808808101" calcext:value-type="float">
            <text:p>14</text:p>
          </table:table-cell>
          <table:table-cell table:style-name="ce13" table:formula="of:=[.C37]/0.173" office:value-type="float" office:value="90.3323699421942" calcext:value-type="float">
            <text:p>90</text:p>
          </table:table-cell>
          <table:table-cell table:style-name="ce13" table:formula="of:=[.C48]*SQRT([.D37]*[.D37]/([.C37]*[.C37])+0.05*0.05)" office:value-type="float" office:value="14.7398972805395" calcext:value-type="float">
            <text:p>15</text:p>
          </table:table-cell>
          <table:table-cell table:style-name="ce13" table:formula="of:=[.E37]/0.173" office:value-type="float" office:value="89.3271676300568" calcext:value-type="float">
            <text:p>89</text:p>
          </table:table-cell>
          <table:table-cell table:style-name="ce13" table:formula="of:=[.E48]*SQRT([.F37]*[.F37]/([.E37]*[.E37])+0.05*0.05)" office:value-type="float" office:value="11.9483492848663" calcext:value-type="float">
            <text:p>12</text:p>
          </table:table-cell>
          <table:table-cell table:number-columns-repeated="2"/>
          <table:table-cell table:style-name="ce16" office:value-type="float" office:value="0.173" calcext:value-type="float">
            <text:p>0.1730</text:p>
          </table:table-cell>
        </table:table-row>
        <table:table-row table:style-name="ro1">
          <table:table-cell table:style-name="ce13" table:formula="of:=[.A37]/0.1717" office:value-type="float" office:value="89.100174723354" calcext:value-type="float">
            <text:p>89</text:p>
          </table:table-cell>
          <table:table-cell table:style-name="ce13" table:formula="of:=[.A49]*SQRT([.B38]*[.B38]/([.A38]*[.A38])+0.05*0.05)" office:value-type="float" office:value="10.0616093759847" calcext:value-type="float">
            <text:p>10</text:p>
          </table:table-cell>
          <table:table-cell table:style-name="ce13" table:formula="of:=[.C37]/0.1717" office:value-type="float" office:value="91.0163075131019" calcext:value-type="float">
            <text:p>91</text:p>
          </table:table-cell>
          <table:table-cell table:style-name="ce13" table:formula="of:=[.C49]*SQRT([.D38]*[.D38]/([.C38]*[.C38])+0.05*0.05)" office:value-type="float" office:value="5.60945541601313" calcext:value-type="float">
            <text:p>6</text:p>
          </table:table-cell>
          <table:table-cell table:style-name="ce13" table:formula="of:=[.E37]/0.1717" office:value-type="float" office:value="90.0034944670927" calcext:value-type="float">
            <text:p>90</text:p>
          </table:table-cell>
          <table:table-cell table:style-name="ce13" table:formula="of:=[.E49]*SQRT([.F38]*[.F38]/([.E38]*[.E38])+0.05*0.05)" office:value-type="float" office:value="6.06479857343077" calcext:value-type="float">
            <text:p>6</text:p>
          </table:table-cell>
          <table:table-cell table:number-columns-repeated="2"/>
          <table:table-cell table:style-name="ce16" office:value-type="float" office:value="0.1717" calcext:value-type="float">
            <text:p>0.1717</text:p>
          </table:table-cell>
        </table:table-row>
        <table:table-row table:style-name="ro1">
          <table:table-cell table:style-name="ce13" table:formula="of:=[.A39]/0.1706" office:value-type="float" office:value="96.4243845252094" calcext:value-type="float">
            <text:p>96</text:p>
          </table:table-cell>
          <table:table-cell table:style-name="ce13" table:formula="of:=[.A50]*SQRT([.B39]*[.B39]/([.A39]*[.A39])+0.05*0.05)" office:value-type="float" office:value="5.28084609101888" calcext:value-type="float">
            <text:p>5</text:p>
          </table:table-cell>
          <table:table-cell table:style-name="ce13" table:formula="of:=[.C39]/0.1706" office:value-type="float" office:value="97.3886283704553" calcext:value-type="float">
            <text:p>97</text:p>
          </table:table-cell>
          <table:table-cell table:style-name="ce13" table:formula="of:=[.C50]*SQRT([.D39]*[.D39]/([.C39]*[.C39])+0.05*0.05)" office:value-type="float" office:value="5.05654373890338" calcext:value-type="float">
            <text:p>5</text:p>
          </table:table-cell>
          <table:table-cell table:style-name="ce13" table:formula="of:=[.E39]/0.1706" office:value-type="float" office:value="86.7291910902659" calcext:value-type="float">
            <text:p>87</text:p>
          </table:table-cell>
          <table:table-cell table:style-name="ce13" table:formula="of:=[.E50]*SQRT([.F39]*[.F39]/([.E39]*[.E39])+0.05*0.05)" office:value-type="float" office:value="4.54556417968947" calcext:value-type="float">
            <text:p>5</text:p>
          </table:table-cell>
          <table:table-cell table:number-columns-repeated="2"/>
          <table:table-cell table:style-name="ce16" office:value-type="float" office:value="0.1706" calcext:value-type="float">
            <text:p>0.1706</text:p>
          </table:table-cell>
        </table:table-row>
        <table:table-row table:style-name="ro1">
          <table:table-cell table:style-name="ce13" table:formula="of:=[.A40]/0.1649" office:value-type="float" office:value="90.7792601576667" calcext:value-type="float">
            <text:p>91</text:p>
          </table:table-cell>
          <table:table-cell table:style-name="ce13" table:formula="of:=[.A51]*SQRT([.B40]*[.B40]/([.A40]*[.A40])+0.05*0.05)" office:value-type="float" office:value="6.36247463152692" calcext:value-type="float">
            <text:p>6</text:p>
          </table:table-cell>
          <table:table-cell table:style-name="ce13" table:formula="of:=[.C40]/0.1649" office:value-type="float" office:value="90.7792601576722" calcext:value-type="float">
            <text:p>91</text:p>
          </table:table-cell>
          <table:table-cell table:style-name="ce13" table:formula="of:=[.C51]*SQRT([.D40]*[.D40]/([.C40]*[.C40])+0.05*0.05)" office:value-type="float" office:value="5.78994551350568" calcext:value-type="float">
            <text:p>6</text:p>
          </table:table-cell>
          <table:table-cell table:style-name="ce13" table:formula="of:=[.E40]/0.1649" office:value-type="float" office:value="88.73013947847" calcext:value-type="float">
            <text:p>89</text:p>
          </table:table-cell>
          <table:table-cell table:style-name="ce13" table:formula="of:=[.E51]*SQRT([.F40]*[.F40]/([.E40]*[.E40])+0.05*0.05)" office:value-type="float" office:value="5.7099805596955" calcext:value-type="float">
            <text:p>6</text:p>
          </table:table-cell>
          <table:table-cell table:number-columns-repeated="2"/>
          <table:table-cell table:style-name="ce16" office:value-type="float" office:value="0.1649" calcext:value-type="float">
            <text:p>0.1649</text:p>
          </table:table-cell>
        </table:table-row>
        <table:table-row table:style-name="ro1">
          <table:table-cell table:style-name="ce13" table:formula="of:=[.A41]/0.1641" office:value-type="float" office:value="96.2340036563039" calcext:value-type="float">
            <text:p>96</text:p>
          </table:table-cell>
          <table:table-cell table:style-name="ce13" table:formula="of:=[.A52]*SQRT([.B41]*[.B41]/([.A41]*[.A41])+0.05*0.05)" office:value-type="float" office:value="5.30761310719612" calcext:value-type="float">
            <text:p>5</text:p>
          </table:table-cell>
          <table:table-cell table:style-name="ce13" table:formula="of:=[.C41]/0.1641" office:value-type="float" office:value="97.2364411943896" calcext:value-type="float">
            <text:p>97</text:p>
          </table:table-cell>
          <table:table-cell table:style-name="ce13" table:formula="of:=[.C52]*SQRT([.D41]*[.D41]/([.C41]*[.C41])+0.05*0.05)" office:value-type="float" office:value="5.06405302489276" calcext:value-type="float">
            <text:p>5</text:p>
          </table:table-cell>
          <table:table-cell table:style-name="ce13" table:formula="of:=[.E41]/0.1641" office:value-type="float" office:value="85.1553930530174" calcext:value-type="float">
            <text:p>85</text:p>
          </table:table-cell>
          <table:table-cell table:style-name="ce13" table:formula="of:=[.E52]*SQRT([.F41]*[.F41]/([.E41]*[.E41])+0.05*0.05)" office:value-type="float" office:value="4.81112259887555" calcext:value-type="float">
            <text:p>5</text:p>
          </table:table-cell>
          <table:table-cell table:number-columns-repeated="2"/>
          <table:table-cell table:style-name="ce16" office:value-type="float" office:value="0.1641" calcext:value-type="float">
            <text:p>0.1641</text:p>
          </table:table-cell>
        </table:table-row>
        <table:table-row table:style-name="ro1">
          <table:table-cell table:style-name="ce4" table:formula="of:=SUMPRODUCT([.A48:.A52];[.B94:.B98])/SUM([.B94:.B98])" office:value-type="float" office:value="94.0871216708088" calcext:value-type="float">
            <text:p>94.1</text:p>
          </table:table-cell>
          <table:table-cell table:style-name="ce4" table:formula="of:=1/SQRT(SUM([.B94:.B98]))" office:value-type="float" office:value="3.00052551632345" calcext:value-type="float">
            <text:p>3.0</text:p>
          </table:table-cell>
          <table:table-cell table:style-name="ce4" table:formula="of:=SUMPRODUCT([.C48:.C52];[.D94:.D98])/SUM([.D94:.D98])" office:value-type="float" office:value="94.353083450095" calcext:value-type="float">
            <text:p>94.4</text:p>
          </table:table-cell>
          <table:table-cell table:style-name="ce4" table:formula="of:=1/SQRT(SUM([.D94:.D98]))" office:value-type="float" office:value="2.6323282060589" calcext:value-type="float">
            <text:p>2.6</text:p>
          </table:table-cell>
          <table:table-cell table:style-name="ce4" table:formula="of:=SUMPRODUCT([.E48:.E52];[.F94:.F98])/SUM([.F94:.F98])" office:value-type="float" office:value="87.3721364378638" calcext:value-type="float">
            <text:p>87.4</text:p>
          </table:table-cell>
          <table:table-cell table:style-name="ce4" table:formula="of:=1/SQRT(SUM([.F94:.F98]))" office:value-type="float" office:value="2.52809812711009" calcext:value-type="float">
            <text:p>2.5</text:p>
          </table:table-cell>
          <table:table-cell table:style-name="ce16"/>
          <table:table-cell table:number-columns-repeated="2"/>
        </table:table-row>
        <table:table-row table:style-name="ro1" table:number-rows-repeated="32">
          <table:table-cell table:number-columns-repeated="9"/>
        </table:table-row>
        <table:table-row table:style-name="ro1">
          <table:table-cell/>
          <table:table-cell table:style-name="ce4" table:formula="of:=1/([.B37]*[.B37])" office:value-type="float" office:value="0.190719299822762" calcext:value-type="float">
            <text:p>0.2</text:p>
          </table:table-cell>
          <table:table-cell table:style-name="ce4"/>
          <table:table-cell table:style-name="ce4" table:formula="of:=1/([.D37]*[.D37])" office:value-type="float" office:value="0.169722679658788" calcext:value-type="float">
            <text:p>0.2</text:p>
          </table:table-cell>
          <table:table-cell table:style-name="ce4"/>
          <table:table-cell table:style-name="ce4" table:formula="of:=1/([.F37]*[.F37])" office:value-type="float" office:value="0.272055471805999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38]*[.B38])" office:value-type="float" office:value="0.435288754889598" calcext:value-type="float">
            <text:p>0.4</text:p>
          </table:table-cell>
          <table:table-cell table:style-name="ce4"/>
          <table:table-cell table:style-name="ce4" table:formula="of:=1/([.D38]*[.D38])" office:value-type="float" office:value="2.84611878197045" calcext:value-type="float">
            <text:p>2.8</text:p>
          </table:table-cell>
          <table:table-cell table:style-name="ce4"/>
          <table:table-cell table:style-name="ce4" table:formula="of:=1/([.F38]*[.F38])" office:value-type="float" office:value="1.84997720828079" calcext:value-type="float">
            <text:p>1.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39]*[.B39])" office:value-type="float" office:value="7.39990883312317" calcext:value-type="float">
            <text:p>7.4</text:p>
          </table:table-cell>
          <table:table-cell table:style-name="ce4"/>
          <table:table-cell table:style-name="ce4" table:formula="of:=1/([.D39]*[.D39])" office:value-type="float" office:value="18.4997720828079" calcext:value-type="float">
            <text:p>18.5</text:p>
          </table:table-cell>
          <table:table-cell table:style-name="ce4"/>
          <table:table-cell table:style-name="ce4" table:formula="of:=1/([.F39]*[.F39])" office:value-type="float" office:value="18.4997720828079" calcext:value-type="float">
            <text:p>18.5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40]*[.B40])" office:value-type="float" office:value="1.84997720828079" calcext:value-type="float">
            <text:p>1.8</text:p>
          </table:table-cell>
          <table:table-cell table:style-name="ce4"/>
          <table:table-cell table:style-name="ce4" table:formula="of:=1/([.D40]*[.D40])" office:value-type="float" office:value="2.84611878197045" calcext:value-type="float">
            <text:p>2.8</text:p>
          </table:table-cell>
          <table:table-cell table:style-name="ce4"/>
          <table:table-cell table:style-name="ce4" table:formula="of:=1/([.F40]*[.F40])" office:value-type="float" office:value="2.84611878197045" calcext:value-type="float">
            <text:p>2.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41]*[.B41])" office:value-type="float" office:value="7.39990883312317" calcext:value-type="float">
            <text:p>7.4</text:p>
          </table:table-cell>
          <table:table-cell table:style-name="ce4"/>
          <table:table-cell table:style-name="ce4" table:formula="of:=1/([.D41]*[.D41])" office:value-type="float" office:value="18.4997720828079" calcext:value-type="float">
            <text:p>18.5</text:p>
          </table:table-cell>
          <table:table-cell table:style-name="ce4"/>
          <table:table-cell table:style-name="ce4" table:formula="of:=1/([.F41]*[.F41])" office:value-type="float" office:value="7.39990883312317" calcext:value-type="float">
            <text:p>7.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table:formula="of:=1/([.B48]*[.B48])" office:value-type="float" office:value="0.00513501253838768" calcext:value-type="float">
            <text:p>0.0</text:p>
          </table:table-cell>
          <table:table-cell table:style-name="ce4"/>
          <table:table-cell table:style-name="ce4" table:formula="of:=1/([.D48]*[.D48])" office:value-type="float" office:value="0.00460268322408538" calcext:value-type="float">
            <text:p>0.0</text:p>
          </table:table-cell>
          <table:table-cell table:style-name="ce4"/>
          <table:table-cell table:style-name="ce4" table:formula="of:=1/([.F48]*[.F48])" office:value-type="float" office:value="0.00700461355767424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49]*[.B49])" office:value-type="float" office:value="0.00987791068003596" calcext:value-type="float">
            <text:p>0.0</text:p>
          </table:table-cell>
          <table:table-cell table:style-name="ce4"/>
          <table:table-cell table:style-name="ce4" table:formula="of:=1/([.D49]*[.D49])" office:value-type="float" office:value="0.031780344364136" calcext:value-type="float">
            <text:p>0.0</text:p>
          </table:table-cell>
          <table:table-cell table:style-name="ce4"/>
          <table:table-cell table:style-name="ce4" table:formula="of:=1/([.F49]*[.F49])" office:value-type="float" office:value="0.0271873724652503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50]*[.B50])" office:value-type="float" office:value="0.0358585710799813" calcext:value-type="float">
            <text:p>0.0</text:p>
          </table:table-cell>
          <table:table-cell table:style-name="ce4"/>
          <table:table-cell table:style-name="ce4" table:formula="of:=1/([.D50]*[.D50])" office:value-type="float" office:value="0.0391104185378578" calcext:value-type="float">
            <text:p>0.0</text:p>
          </table:table-cell>
          <table:table-cell table:style-name="ce4"/>
          <table:table-cell table:style-name="ce4" table:formula="of:=1/([.F50]*[.F50])" office:value-type="float" office:value="0.0483976653138008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51]*[.B51])" office:value-type="float" office:value="0.0247028961455698" calcext:value-type="float">
            <text:p>0.0</text:p>
          </table:table-cell>
          <table:table-cell table:style-name="ce4"/>
          <table:table-cell table:style-name="ce4" table:formula="of:=1/([.D51]*[.D51])" office:value-type="float" office:value="0.0298298484123902" calcext:value-type="float">
            <text:p>0.0</text:p>
          </table:table-cell>
          <table:table-cell table:style-name="ce4"/>
          <table:table-cell table:style-name="ce4" table:formula="of:=1/([.F51]*[.F51])" office:value-type="float" office:value="0.0306711980777957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1/([.B52]*[.B52])" office:value-type="float" office:value="0.0354978037581003" calcext:value-type="float">
            <text:p>0.0</text:p>
          </table:table-cell>
          <table:table-cell table:style-name="ce4"/>
          <table:table-cell table:style-name="ce4" table:formula="of:=1/([.D52]*[.D52])" office:value-type="float" office:value="0.0389945139196229" calcext:value-type="float">
            <text:p>0.0</text:p>
          </table:table-cell>
          <table:table-cell table:style-name="ce4"/>
          <table:table-cell table:style-name="ce4" table:formula="of:=1/([.F52]*[.F52])" office:value-type="float" office:value="0.0432023282351202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</table:table>
      <table:table table:name="Gaussian" table:style-name="ta1">
        <table:shapes>
          <draw:frame draw:z-index="0" draw:style-name="gr1" draw:text-style-name="P1" svg:width="160.1mm" svg:height="90.09mm" svg:x="129.12mm" svg:y="46.76mm">
            <draw:object draw:notify-on-update-of-ranges="Gaussian.B3:Gaussian.B7 Gaussian.A3:Gaussian.A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22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litt</text:p>
          </table:table-cell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With the foil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number-columns-repeated="22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3275.6" calcext:value-type="float">
            <text:p>3275.6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3266.3" calcext:value-type="float">
            <text:p>3266.3</text:p>
          </table:table-cell>
          <table:table-cell office:value-type="float" office:value="1.3" calcext:value-type="float">
            <text:p>1.3</text:p>
          </table:table-cell>
          <table:table-cell table:style-name="ce7" office:value-type="float" office:value="6.8" calcext:value-type="float">
            <text:p>6.8</text:p>
          </table:table-cell>
          <table:table-cell office:value-type="float" office:value="2.1" calcext:value-type="float">
            <text:p>2.1</text:p>
          </table:table-cell>
          <table:table-cell table:number-columns-repeated="22"/>
        </table:table-row>
        <table:table-row table:style-name="ro1">
          <table:table-cell office:value-type="float" office:value="5442.9" calcext:value-type="float">
            <text:p>5442.9</text:p>
          </table:table-cell>
          <table:table-cell office:value-type="float" office:value="3309.3" calcext:value-type="float">
            <text:p>3309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3300.2" calcext:value-type="float">
            <text:p>3300.2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9.1" calcext:value-type="float">
            <text:p>9.1</text:p>
          </table:table-cell>
          <table:table-cell office:value-type="float" office:value="1.4" calcext:value-type="float">
            <text:p>1.4</text:p>
          </table:table-cell>
          <table:table-cell table:number-columns-repeated="22"/>
        </table:table-row>
        <table:table-row table:style-name="ro1">
          <table:table-cell office:value-type="float" office:value="5485.6" calcext:value-type="float">
            <text:p>5485.6</text:p>
          </table:table-cell>
          <table:table-cell office:value-type="float" office:value="3334.5" calcext:value-type="float">
            <text:p>3334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3324.5" calcext:value-type="float">
            <text:p>3324.5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5762.7" calcext:value-type="float">
            <text:p>5762.7</text:p>
          </table:table-cell>
          <table:table-cell office:value-type="float" office:value="3501.6" calcext:value-type="float">
            <text:p>3501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3492.5" calcext:value-type="float">
            <text:p>3492.5</text:p>
          </table:table-cell>
          <table:table-cell office:value-type="float" office:value="0.4" calcext:value-type="float">
            <text:p>0.4</text:p>
          </table:table-cell>
          <table:table-cell table:style-name="ce7" office:value-type="float" office:value="6.3" calcext:value-type="float">
            <text:p>6.3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804.82" calcext:value-type="float">
            <text:p>5804.82</text:p>
          </table:table-cell>
          <table:table-cell office:value-type="float" office:value="3526.9" calcext:value-type="float">
            <text:p>3526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3517.3" calcext:value-type="float">
            <text:p>3517.3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7"/>
          <table:table-cell table:number-columns-repeated="23"/>
        </table:table-row>
        <table:table-row table:style-name="ro1">
          <table:table-cell/>
          <table:table-cell table:style-name="ce4" table:formula="of:=1.645*[.B3]" office:value-type="float" office:value="5388.362" calcext:value-type="float">
            <text:p>5388.4</text:p>
          </table:table-cell>
          <table:table-cell table:style-name="ce4" table:formula="of:=1.644*[.C3]" office:value-type="float" office:value="0.822" calcext:value-type="float">
            <text:p>0.8</text:p>
          </table:table-cell>
          <table:table-cell table:formula="of:=[.D3]*1.645" office:value-type="float" office:value="6.0865" calcext:value-type="float">
            <text:p>6.0865</text:p>
          </table:table-cell>
          <table:table-cell table:formula="of:=[.E3]*1.645" office:value-type="float" office:value="0.8225" calcext:value-type="float">
            <text:p>0.8225</text:p>
          </table:table-cell>
          <table:table-cell table:style-name="ce3" table:formula="of:=1.645*[.F3]" office:value-type="float" office:value="5373.0635" calcext:value-type="float">
            <text:p>5373.1</text:p>
          </table:table-cell>
          <table:table-cell table:style-name="ce4" table:formula="of:=1.644*[.G3]" office:value-type="float" office:value="2.1372" calcext:value-type="float">
            <text:p>2.1</text:p>
          </table:table-cell>
          <table:table-cell table:style-name="ce7" table:formula="of:=[.H3]*1.645" office:value-type="float" office:value="11.186" calcext:value-type="float">
            <text:p>11.186</text:p>
          </table:table-cell>
          <table:table-cell table:style-name="ce24" table:formula="of:=[.I3]*1.645" office:value-type="float" office:value="3.4545" calcext:value-type="float">
            <text:p>3.4545</text:p>
          </table:table-cell>
          <table:table-cell table:number-columns-repeated="22"/>
        </table:table-row>
        <table:table-row table:style-name="ro1">
          <table:table-cell table:style-name="ce16"/>
          <table:table-cell table:style-name="ce4" table:formula="of:=1.645*[.B4]" office:value-type="float" office:value="5443.7985" calcext:value-type="float">
            <text:p>5443.8</text:p>
          </table:table-cell>
          <table:table-cell table:style-name="ce4" table:formula="of:=1.644*[.C4]" office:value-type="float" office:value="0.3288" calcext:value-type="float">
            <text:p>0.3</text:p>
          </table:table-cell>
          <table:table-cell table:formula="of:=[.D4]*1.645" office:value-type="float" office:value="7.4025" calcext:value-type="float">
            <text:p>7.4025</text:p>
          </table:table-cell>
          <table:table-cell table:formula="of:=[.E4]*1.645" office:value-type="float" office:value="0.4935" calcext:value-type="float">
            <text:p>0.4935</text:p>
          </table:table-cell>
          <table:table-cell table:style-name="ce3" table:formula="of:=1.645*[.F4]" office:value-type="float" office:value="5428.829" calcext:value-type="float">
            <text:p>5428.8</text:p>
          </table:table-cell>
          <table:table-cell table:style-name="ce4" table:formula="of:=1.644*[.G4]" office:value-type="float" office:value="1.4796" calcext:value-type="float">
            <text:p>1.5</text:p>
          </table:table-cell>
          <table:table-cell table:style-name="ce7" table:formula="of:=[.H4]*1.645" office:value-type="float" office:value="14.9695" calcext:value-type="float">
            <text:p>14.9695</text:p>
          </table:table-cell>
          <table:table-cell table:style-name="ce24" table:formula="of:=[.I4]*1.645" office:value-type="float" office:value="2.303" calcext:value-type="float">
            <text:p>2.303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5]" office:value-type="float" office:value="5485.2525" calcext:value-type="float">
            <text:p>5485.3</text:p>
          </table:table-cell>
          <table:table-cell table:style-name="ce4" table:formula="of:=1.644*[.C5]" office:value-type="float" office:value="0.1644" calcext:value-type="float">
            <text:p>0.2</text:p>
          </table:table-cell>
          <table:table-cell table:formula="of:=[.D5]*1.645" office:value-type="float" office:value="7.4025" calcext:value-type="float">
            <text:p>7.4025</text:p>
          </table:table-cell>
          <table:table-cell table:formula="of:=[.E5]*1.645" office:value-type="float" office:value="0.1645" calcext:value-type="float">
            <text:p>0.1645</text:p>
          </table:table-cell>
          <table:table-cell table:style-name="ce3" table:formula="of:=1.645*[.F5]" office:value-type="float" office:value="5468.8025" calcext:value-type="float">
            <text:p>5468.8</text:p>
          </table:table-cell>
          <table:table-cell table:style-name="ce4" table:formula="of:=1.644*[.G5]" office:value-type="float" office:value="0.3288" calcext:value-type="float">
            <text:p>0.3</text:p>
          </table:table-cell>
          <table:table-cell table:style-name="ce7" table:formula="of:=[.H5]*1.645" office:value-type="float" office:value="8.554" calcext:value-type="float">
            <text:p>8.554</text:p>
          </table:table-cell>
          <table:table-cell table:style-name="ce24" table:formula="of:=[.I5]*1.645" office:value-type="float" office:value="0.329" calcext:value-type="float">
            <text:p>0.329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6]" office:value-type="float" office:value="5760.132" calcext:value-type="float">
            <text:p>5760.1</text:p>
          </table:table-cell>
          <table:table-cell table:style-name="ce4" table:formula="of:=1.644*[.C6]" office:value-type="float" office:value="0.3288" calcext:value-type="float">
            <text:p>0.3</text:p>
          </table:table-cell>
          <table:table-cell table:formula="of:=[.D6]*1.645" office:value-type="float" office:value="7.7315" calcext:value-type="float">
            <text:p>7.7315</text:p>
          </table:table-cell>
          <table:table-cell table:formula="of:=[.E6]*1.645" office:value-type="float" office:value="0.329" calcext:value-type="float">
            <text:p>0.329</text:p>
          </table:table-cell>
          <table:table-cell table:style-name="ce3" table:formula="of:=1.645*[.F6]" office:value-type="float" office:value="5745.1625" calcext:value-type="float">
            <text:p>5745.2</text:p>
          </table:table-cell>
          <table:table-cell table:style-name="ce4" table:formula="of:=1.644*[.G6]" office:value-type="float" office:value="0.6576" calcext:value-type="float">
            <text:p>0.7</text:p>
          </table:table-cell>
          <table:table-cell table:style-name="ce7" table:formula="of:=[.H6]*1.645" office:value-type="float" office:value="10.3635" calcext:value-type="float">
            <text:p>10.3635</text:p>
          </table:table-cell>
          <table:table-cell table:style-name="ce24" table:formula="of:=[.I6]*1.645" office:value-type="float" office:value="0.658" calcext:value-type="float">
            <text:p>0.658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7]" office:value-type="float" office:value="5801.7505" calcext:value-type="float">
            <text:p>5801.8</text:p>
          </table:table-cell>
          <table:table-cell table:style-name="ce4" table:formula="of:=1.644*[.C7]" office:value-type="float" office:value="0.1644" calcext:value-type="float">
            <text:p>0.2</text:p>
          </table:table-cell>
          <table:table-cell table:formula="of:=[.D7]*1.645" office:value-type="float" office:value="6.909" calcext:value-type="float">
            <text:p>6.909</text:p>
          </table:table-cell>
          <table:table-cell table:formula="of:=[.E7]*1.645" office:value-type="float" office:value="0.1645" calcext:value-type="float">
            <text:p>0.1645</text:p>
          </table:table-cell>
          <table:table-cell table:style-name="ce3" table:formula="of:=1.645*[.F7]" office:value-type="float" office:value="5785.9585" calcext:value-type="float">
            <text:p>5786.0</text:p>
          </table:table-cell>
          <table:table-cell table:style-name="ce4" table:formula="of:=1.644*[.G7]" office:value-type="float" office:value="0.3288" calcext:value-type="float">
            <text:p>0.3</text:p>
          </table:table-cell>
          <table:table-cell table:style-name="ce7" table:formula="of:=[.H7]*1.645" office:value-type="float" office:value="8.7185" calcext:value-type="float">
            <text:p>8.7185</text:p>
          </table:table-cell>
          <table:table-cell table:style-name="ce24" table:formula="of:=[.I7]*1.645" office:value-type="float" office:value="0.329" calcext:value-type="float">
            <text:p>0.329</text:p>
          </table:table-cell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5">
          <table:table-cell/>
          <table:table-cell table:style-name="ce16" table:number-columns-repeated="4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0]-[.F10]" office:value-type="float" office:value="15.2984999999999" calcext:value-type="float">
            <text:p>15.3</text:p>
          </table:table-cell>
          <table:table-cell table:style-name="ce4" table:formula="of:=SQRT([.C10]*[.C10]+[.G10]*[.G10])" office:value-type="float" office:value="2.28982703276907" calcext:value-type="float">
            <text:p>2.3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1]-[.F11]" office:value-type="float" office:value="14.9695000000011" calcext:value-type="float">
            <text:p>15.0</text:p>
          </table:table-cell>
          <table:table-cell table:style-name="ce4" table:formula="of:=SQRT([.C11]*[.C11]+[.G11]*[.G11])" office:value-type="float" office:value="1.51569310877895" calcext:value-type="float">
            <text:p>1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2]-[.F12]" office:value-type="float" office:value="16.4500000000007" calcext:value-type="float">
            <text:p>16.5</text:p>
          </table:table-cell>
          <table:table-cell table:style-name="ce4" table:formula="of:=SQRT([.C12]*[.C12]+[.G12]*[.G12])" office:value-type="float" office:value="0.367609575500965" calcext:value-type="float">
            <text:p>0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3]-[.F13]" office:value-type="float" office:value="14.9694999999992" calcext:value-type="float">
            <text:p>15.0</text:p>
          </table:table-cell>
          <table:table-cell table:style-name="ce4" table:formula="of:=SQRT([.C13]*[.C13]+[.G13]*[.G13])" office:value-type="float" office:value="0.735219151001931" calcext:value-type="float">
            <text:p>0.7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4]-[.F14]" office:value-type="float" office:value="15.7919999999995" calcext:value-type="float">
            <text:p>15.8</text:p>
          </table:table-cell>
          <table:table-cell table:style-name="ce4" table:formula="of:=SQRT([.C14]*[.C14]+[.G14]*[.G14])" office:value-type="float" office:value="0.367609575500965" calcext:value-type="float">
            <text:p>0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office:value-type="float" office:value="0.7677" calcext:value-type="float">
            <text:p>0.7677</text:p>
          </table:table-cell>
          <table:table-cell table:style-name="ce16" table:number-columns-repeated="3"/>
          <table:table-cell/>
          <table:table-cell table:style-name="ce20" table:formula="of:=[.A27]*0.2253" office:value-type="float" office:value="0.17296281" calcext:value-type="float">
            <text:p>0.1730</text:p>
          </table:table-cell>
          <table:table-cell table:style-name="ce16" table:formula="of:=[.A27]*0.2253" office:value-type="float" office:value="0.17296281" calcext:value-type="float">
            <text:p>0.173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office:value-type="float" office:value="0.7619" calcext:value-type="float">
            <text:p>0.7619</text:p>
          </table:table-cell>
          <table:table-cell table:style-name="ce16" table:number-columns-repeated="3"/>
          <table:table-cell/>
          <table:table-cell table:style-name="ce20" table:formula="of:=[.A28]*0.2253" office:value-type="float" office:value="0.17165607" calcext:value-type="float">
            <text:p>0.1717</text:p>
          </table:table-cell>
          <table:table-cell table:style-name="ce16" table:formula="of:=[.A28]*0.2253" office:value-type="float" office:value="0.17165607" calcext:value-type="float">
            <text:p>0.1717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573" calcext:value-type="float">
            <text:p>0.7573</text:p>
          </table:table-cell>
          <table:table-cell table:style-name="ce16" table:number-columns-repeated="3"/>
          <table:table-cell/>
          <table:table-cell table:style-name="ce20" table:formula="of:=[.A29]*0.2253" office:value-type="float" office:value="0.17061969" calcext:value-type="float">
            <text:p>0.1706</text:p>
          </table:table-cell>
          <table:table-cell table:style-name="ce16" table:formula="of:=[.A29]*0.2253" office:value-type="float" office:value="0.17061969" calcext:value-type="float">
            <text:p>0.1706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32" calcext:value-type="float">
            <text:p>0.7320</text:p>
          </table:table-cell>
          <table:table-cell table:style-name="ce16" table:number-columns-repeated="3"/>
          <table:table-cell/>
          <table:table-cell table:style-name="ce20" table:formula="of:=[.A30]*0.2253" office:value-type="float" office:value="0.1649196" calcext:value-type="float">
            <text:p>0.1649</text:p>
          </table:table-cell>
          <table:table-cell table:style-name="ce16" table:formula="of:=[.A30]*0.2253" office:value-type="float" office:value="0.1649196" calcext:value-type="float">
            <text:p>0.1649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283" calcext:value-type="float">
            <text:p>0.7283</text:p>
          </table:table-cell>
          <table:table-cell table:style-name="ce16" table:number-columns-repeated="3"/>
          <table:table-cell/>
          <table:table-cell table:style-name="ce20" table:formula="of:=[.A31]*0.2253" office:value-type="float" office:value="0.16408599" calcext:value-type="float">
            <text:p>0.1641</text:p>
          </table:table-cell>
          <table:table-cell table:style-name="ce16" table:formula="of:=[.A31]*0.2253" office:value-type="float" office:value="0.16408599" calcext:value-type="float">
            <text:p>0.1641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2]/[.G28]" office:value-type="float" office:value="87.2063539611565" calcext:value-type="float">
            <text:p>87.2</text:p>
          </table:table-cell>
          <table:table-cell table:style-name="ce4" table:formula="of:=[.G22]/[.G28]" office:value-type="float" office:value="8.82982529414166" calcext:value-type="float">
            <text:p>8.8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3]/[.G29]" office:value-type="float" office:value="96.4132568755735" calcext:value-type="float">
            <text:p>96.4</text:p>
          </table:table-cell>
          <table:table-cell table:style-name="ce4" table:formula="of:=[.G23]/[.G29]" office:value-type="float" office:value="2.15455540624277" calcext:value-type="float">
            <text:p>2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4]/[.G30]" office:value-type="float" office:value="90.7684714248594" calcext:value-type="float">
            <text:p>90.8</text:p>
          </table:table-cell>
          <table:table-cell table:style-name="ce4" table:formula="of:=[.G24]/[.G30]" office:value-type="float" office:value="4.45804592663292" calcext:value-type="float">
            <text:p>4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5]/[.G31]" office:value-type="float" office:value="96.2422203138699" calcext:value-type="float">
            <text:p>96.2</text:p>
          </table:table-cell>
          <table:table-cell table:style-name="ce4" table:formula="of:=[.G25]/[.G31]" office:value-type="float" office:value="2.24034712226781" calcext:value-type="float">
            <text:p>2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3]*[.G33])" office:value-type="float" office:value="0.0128261341656772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4]*[.G34])" office:value-type="float" office:value="0.215419327790033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5]*[.G35])" office:value-type="float" office:value="0.0503165578587032" calcext:value-type="float">
            <text:p>0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6]*[.G36])" office:value-type="float" office:value="0.199236715049343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SUMPRODUCT([.F33:.F36];[.G38:.G41])/SUM([.G38:.G41])" office:value-type="float" office:value="95.5003371111605" calcext:value-type="float">
            <text:p>95.5</text:p>
          </table:table-cell>
          <table:table-cell table:style-name="ce4" table:formula="of:=1/SQRT(SUM([.G38:.G41]))" office:value-type="float" office:value="1.44669673814622" calcext:value-type="float">
            <text:p>1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2]/10000000" office:value-type="float" office:value="0.00000955003371111605" calcext:value-type="float">
            <text:p>0.0</text:p>
          </table:table-cell>
          <table:table-cell table:style-name="ce4" table:formula="of:=[.G42]/10000000" office:value-type="float" office:value="0.000000144669673814622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4]*2.253" office:value-type="float" office:value="0.0000215162259511445" calcext:value-type="float">
            <text:p>0.0</text:p>
          </table:table-cell>
          <table:table-cell table:style-name="ce4" table:formula="of:=[.G44]*2.253" office:value-type="float" office:value="0.000000325940775104343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5]*1000000" office:value-type="float" office:value="21.5162259511445" calcext:value-type="float">
            <text:p>21.5</text:p>
          </table:table-cell>
          <table:table-cell table:style-name="ce4" table:formula="of:=[.G45]*1000000" office:value-type="float" office:value="0.325940775104343" calcext:value-type="float">
            <text:p>0.3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78">
          <table:table-cell table:style-name="ce16" table:number-columns-repeated="5"/>
          <table:table-cell table:style-name="ce21"/>
          <table:table-cell table:style-name="ce16" table:number-columns-repeated="25"/>
        </table:table-row>
        <table:table-row table:style-name="ro1" table:number-rows-repeated="104845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kewGaussian" table:style-name="ta1">
        <table:shapes>
          <draw:frame draw:z-index="0" draw:style-name="gr1" draw:text-style-name="P1" svg:width="160.1mm" svg:height="90.09mm" svg:x="136.66mm" svg:y="44.28mm">
            <draw:object draw:notify-on-update-of-ranges="SkewGaussian.B3:SkewGaussian.B7 SkewGaussian.A3:SkewGaussian.A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22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litt</text:p>
          </table:table-cell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With the foil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number-columns-repeated="22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3275.1" calcext:value-type="float">
            <text:p>3275.1</text:p>
          </table:table-cell>
          <table:table-cell office:value-type="float" office:value="0.7" calcext:value-type="float">
            <text:p>0.7</text:p>
          </table:table-cell>
          <table:table-cell office:value-type="float" office:value="4.81" calcext:value-type="float">
            <text:p>4.8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265.6" calcext:value-type="float">
            <text:p>3265.6</text:p>
          </table:table-cell>
          <table:table-cell office:value-type="float" office:value="1.3" calcext:value-type="float">
            <text:p>1.3</text:p>
          </table:table-cell>
          <table:table-cell table:style-name="ce7" office:value-type="float" office:value="5.53" calcext:value-type="float">
            <text:p>5.53</text:p>
          </table:table-cell>
          <table:table-cell office:value-type="float" office:value="0.07" calcext:value-type="float">
            <text:p>0.07</text:p>
          </table:table-cell>
          <table:table-cell table:number-columns-repeated="22"/>
        </table:table-row>
        <table:table-row table:style-name="ro1">
          <table:table-cell office:value-type="float" office:value="5442.9" calcext:value-type="float">
            <text:p>5442.9</text:p>
          </table:table-cell>
          <table:table-cell office:value-type="float" office:value="3309.3" calcext:value-type="float">
            <text:p>3309.3</text:p>
          </table:table-cell>
          <table:table-cell office:value-type="float" office:value="0.2" calcext:value-type="float">
            <text:p>0.2</text:p>
          </table:table-cell>
          <table:table-cell office:value-type="float" office:value="4.81" calcext:value-type="float">
            <text:p>4.8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299.3" calcext:value-type="float">
            <text:p>3299.3</text:p>
          </table:table-cell>
          <table:table-cell office:value-type="float" office:value="0.3" calcext:value-type="float">
            <text:p>0.3</text:p>
          </table:table-cell>
          <table:table-cell table:style-name="ce7" office:value-type="float" office:value="5.53" calcext:value-type="float">
            <text:p>5.53</text:p>
          </table:table-cell>
          <table:table-cell office:value-type="float" office:value="0.07" calcext:value-type="float">
            <text:p>0.07</text:p>
          </table:table-cell>
          <table:table-cell table:number-columns-repeated="22"/>
        </table:table-row>
        <table:table-row table:style-name="ro1">
          <table:table-cell office:value-type="float" office:value="5485.6" calcext:value-type="float">
            <text:p>5485.6</text:p>
          </table:table-cell>
          <table:table-cell office:value-type="float" office:value="3334.2" calcext:value-type="float">
            <text:p>3334.2</text:p>
          </table:table-cell>
          <table:table-cell office:value-type="float" office:value="0.1" calcext:value-type="float">
            <text:p>0.1</text:p>
          </table:table-cell>
          <table:table-cell office:value-type="float" office:value="4.81" calcext:value-type="float">
            <text:p>4.8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324.1" calcext:value-type="float">
            <text:p>3324.1</text:p>
          </table:table-cell>
          <table:table-cell office:value-type="float" office:value="0.1" calcext:value-type="float">
            <text:p>0.1</text:p>
          </table:table-cell>
          <table:table-cell table:style-name="ce7" office:value-type="float" office:value="5.53" calcext:value-type="float">
            <text:p>5.53</text:p>
          </table:table-cell>
          <table:table-cell office:value-type="float" office:value="0.07" calcext:value-type="float">
            <text:p>0.07</text:p>
          </table:table-cell>
          <table:table-cell table:number-columns-repeated="22"/>
        </table:table-row>
        <table:table-row table:style-name="ro1">
          <table:table-cell office:value-type="float" office:value="5762.7" calcext:value-type="float">
            <text:p>5762.7</text:p>
          </table:table-cell>
          <table:table-cell office:value-type="float" office:value="3501.3" calcext:value-type="float">
            <text:p>3501.3</text:p>
          </table:table-cell>
          <table:table-cell office:value-type="float" office:value="0.2" calcext:value-type="float">
            <text:p>0.2</text:p>
          </table:table-cell>
          <table:table-cell office:value-type="float" office:value="4.81" calcext:value-type="float">
            <text:p>4.8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492.2" calcext:value-type="float">
            <text:p>3492.2</text:p>
          </table:table-cell>
          <table:table-cell office:value-type="float" office:value="0.3" calcext:value-type="float">
            <text:p>0.3</text:p>
          </table:table-cell>
          <table:table-cell table:style-name="ce7" office:value-type="float" office:value="5.53" calcext:value-type="float">
            <text:p>5.53</text:p>
          </table:table-cell>
          <table:table-cell office:value-type="float" office:value="0.07" calcext:value-type="float">
            <text:p>0.07</text:p>
          </table:table-cell>
          <table:table-cell table:number-columns-repeated="22"/>
        </table:table-row>
        <table:table-row table:style-name="ro1">
          <table:table-cell office:value-type="float" office:value="5804.82" calcext:value-type="float">
            <text:p>5804.82</text:p>
          </table:table-cell>
          <table:table-cell office:value-type="float" office:value="3526.6" calcext:value-type="float">
            <text:p>3526.6</text:p>
          </table:table-cell>
          <table:table-cell office:value-type="float" office:value="0.1" calcext:value-type="float">
            <text:p>0.1</text:p>
          </table:table-cell>
          <table:table-cell office:value-type="float" office:value="4.81" calcext:value-type="float">
            <text:p>4.8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516.9" calcext:value-type="float">
            <text:p>3516.9</text:p>
          </table:table-cell>
          <table:table-cell office:value-type="float" office:value="0.1" calcext:value-type="float">
            <text:p>0.1</text:p>
          </table:table-cell>
          <table:table-cell table:style-name="ce7" office:value-type="float" office:value="5.53" calcext:value-type="float">
            <text:p>5.53</text:p>
          </table:table-cell>
          <table:table-cell office:value-type="float" office:value="0.07" calcext:value-type="float">
            <text:p>0.07</text:p>
          </table:table-cell>
          <table:table-cell table:number-columns-repeated="22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7"/>
          <table:table-cell table:number-columns-repeated="23"/>
        </table:table-row>
        <table:table-row table:style-name="ro1">
          <table:table-cell/>
          <table:table-cell table:style-name="ce4" table:formula="of:=1.645*[.B3]" office:value-type="float" office:value="5387.5395" calcext:value-type="float">
            <text:p>5387.5</text:p>
          </table:table-cell>
          <table:table-cell table:style-name="ce4" table:formula="of:=1.644*[.C3]" office:value-type="float" office:value="1.1508" calcext:value-type="float">
            <text:p>1.2</text:p>
          </table:table-cell>
          <table:table-cell table:formula="of:=[.D3]*1.645" office:value-type="float" office:value="7.91245" calcext:value-type="float">
            <text:p>7.91245</text:p>
          </table:table-cell>
          <table:table-cell table:formula="of:=[.E3]*1.645" office:value-type="float" office:value="0.0658" calcext:value-type="float">
            <text:p>0.0658</text:p>
          </table:table-cell>
          <table:table-cell table:style-name="ce3" table:formula="of:=1.645*[.F3]" office:value-type="float" office:value="5371.912" calcext:value-type="float">
            <text:p>5371.9</text:p>
          </table:table-cell>
          <table:table-cell table:style-name="ce4" table:formula="of:=1.644*[.G3]" office:value-type="float" office:value="2.1372" calcext:value-type="float">
            <text:p>2.1</text:p>
          </table:table-cell>
          <table:table-cell table:style-name="ce7" table:formula="of:=[.H3]*1.645" office:value-type="float" office:value="9.09685" calcext:value-type="float">
            <text:p>9.09685</text:p>
          </table:table-cell>
          <table:table-cell table:formula="of:=[.I3]*1.645" office:value-type="float" office:value="0.11515" calcext:value-type="float">
            <text:p>0.11515</text:p>
          </table:table-cell>
          <table:table-cell table:number-columns-repeated="22"/>
        </table:table-row>
        <table:table-row table:style-name="ro1">
          <table:table-cell table:style-name="ce16"/>
          <table:table-cell table:style-name="ce4" table:formula="of:=1.645*[.B4]" office:value-type="float" office:value="5443.7985" calcext:value-type="float">
            <text:p>5443.8</text:p>
          </table:table-cell>
          <table:table-cell table:style-name="ce4" table:formula="of:=1.644*[.C4]" office:value-type="float" office:value="0.3288" calcext:value-type="float">
            <text:p>0.3</text:p>
          </table:table-cell>
          <table:table-cell table:formula="of:=[.D4]*1.645" office:value-type="float" office:value="7.91245" calcext:value-type="float">
            <text:p>7.91245</text:p>
          </table:table-cell>
          <table:table-cell table:formula="of:=[.E4]*1.645" office:value-type="float" office:value="0.0658" calcext:value-type="float">
            <text:p>0.0658</text:p>
          </table:table-cell>
          <table:table-cell table:style-name="ce3" table:formula="of:=1.645*[.F4]" office:value-type="float" office:value="5427.3485" calcext:value-type="float">
            <text:p>5427.3</text:p>
          </table:table-cell>
          <table:table-cell table:style-name="ce4" table:formula="of:=1.644*[.G4]" office:value-type="float" office:value="0.4932" calcext:value-type="float">
            <text:p>0.5</text:p>
          </table:table-cell>
          <table:table-cell table:style-name="ce7" table:formula="of:=[.H4]*1.645" office:value-type="float" office:value="9.09685" calcext:value-type="float">
            <text:p>9.09685</text:p>
          </table:table-cell>
          <table:table-cell table:formula="of:=[.I4]*1.645" office:value-type="float" office:value="0.11515" calcext:value-type="float">
            <text:p>0.11515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5]" office:value-type="float" office:value="5484.759" calcext:value-type="float">
            <text:p>5484.8</text:p>
          </table:table-cell>
          <table:table-cell table:style-name="ce4" table:formula="of:=1.644*[.C5]" office:value-type="float" office:value="0.1644" calcext:value-type="float">
            <text:p>0.2</text:p>
          </table:table-cell>
          <table:table-cell table:formula="of:=[.D5]*1.645" office:value-type="float" office:value="7.91245" calcext:value-type="float">
            <text:p>7.91245</text:p>
          </table:table-cell>
          <table:table-cell table:formula="of:=[.E5]*1.645" office:value-type="float" office:value="0.0658" calcext:value-type="float">
            <text:p>0.0658</text:p>
          </table:table-cell>
          <table:table-cell table:style-name="ce3" table:formula="of:=1.645*[.F5]" office:value-type="float" office:value="5468.1445" calcext:value-type="float">
            <text:p>5468.1</text:p>
          </table:table-cell>
          <table:table-cell table:style-name="ce4" table:formula="of:=1.644*[.G5]" office:value-type="float" office:value="0.1644" calcext:value-type="float">
            <text:p>0.2</text:p>
          </table:table-cell>
          <table:table-cell table:style-name="ce7" table:formula="of:=[.H5]*1.645" office:value-type="float" office:value="9.09685" calcext:value-type="float">
            <text:p>9.09685</text:p>
          </table:table-cell>
          <table:table-cell table:formula="of:=[.I5]*1.645" office:value-type="float" office:value="0.11515" calcext:value-type="float">
            <text:p>0.11515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6]" office:value-type="float" office:value="5759.6385" calcext:value-type="float">
            <text:p>5759.6</text:p>
          </table:table-cell>
          <table:table-cell table:style-name="ce4" table:formula="of:=1.644*[.C6]" office:value-type="float" office:value="0.3288" calcext:value-type="float">
            <text:p>0.3</text:p>
          </table:table-cell>
          <table:table-cell table:formula="of:=[.D6]*1.645" office:value-type="float" office:value="7.91245" calcext:value-type="float">
            <text:p>7.91245</text:p>
          </table:table-cell>
          <table:table-cell table:formula="of:=[.E6]*1.645" office:value-type="float" office:value="0.0658" calcext:value-type="float">
            <text:p>0.0658</text:p>
          </table:table-cell>
          <table:table-cell table:style-name="ce3" table:formula="of:=1.645*[.F6]" office:value-type="float" office:value="5744.669" calcext:value-type="float">
            <text:p>5744.7</text:p>
          </table:table-cell>
          <table:table-cell table:style-name="ce4" table:formula="of:=1.644*[.G6]" office:value-type="float" office:value="0.4932" calcext:value-type="float">
            <text:p>0.5</text:p>
          </table:table-cell>
          <table:table-cell table:style-name="ce7" table:formula="of:=[.H6]*1.645" office:value-type="float" office:value="9.09685" calcext:value-type="float">
            <text:p>9.09685</text:p>
          </table:table-cell>
          <table:table-cell table:formula="of:=[.I6]*1.645" office:value-type="float" office:value="0.11515" calcext:value-type="float">
            <text:p>0.11515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5*[.B7]" office:value-type="float" office:value="5801.257" calcext:value-type="float">
            <text:p>5801.3</text:p>
          </table:table-cell>
          <table:table-cell table:style-name="ce4" table:formula="of:=1.644*[.C7]" office:value-type="float" office:value="0.1644" calcext:value-type="float">
            <text:p>0.2</text:p>
          </table:table-cell>
          <table:table-cell table:formula="of:=[.D7]*1.645" office:value-type="float" office:value="7.91245" calcext:value-type="float">
            <text:p>7.91245</text:p>
          </table:table-cell>
          <table:table-cell table:formula="of:=[.E7]*1.645" office:value-type="float" office:value="0.0658" calcext:value-type="float">
            <text:p>0.0658</text:p>
          </table:table-cell>
          <table:table-cell table:style-name="ce3" table:formula="of:=1.645*[.F7]" office:value-type="float" office:value="5785.3005" calcext:value-type="float">
            <text:p>5785.3</text:p>
          </table:table-cell>
          <table:table-cell table:style-name="ce4" table:formula="of:=1.644*[.G7]" office:value-type="float" office:value="0.1644" calcext:value-type="float">
            <text:p>0.2</text:p>
          </table:table-cell>
          <table:table-cell table:style-name="ce7" table:formula="of:=[.H7]*1.645" office:value-type="float" office:value="9.09685" calcext:value-type="float">
            <text:p>9.09685</text:p>
          </table:table-cell>
          <table:table-cell table:formula="of:=[.I7]*1.645" office:value-type="float" office:value="0.11515" calcext:value-type="float">
            <text:p>0.11515</text:p>
          </table:table-cell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5">
          <table:table-cell/>
          <table:table-cell table:style-name="ce16" table:number-columns-repeated="4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0]-[.F10]" office:value-type="float" office:value="15.6274999999996" calcext:value-type="float">
            <text:p>15.6</text:p>
          </table:table-cell>
          <table:table-cell table:style-name="ce4" table:formula="of:=SQRT([.C10]*[.C10]+[.G10]*[.G10])" office:value-type="float" office:value="2.42733691110237" calcext:value-type="float">
            <text:p>2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1]-[.F11]" office:value-type="float" office:value="16.4500000000007" calcext:value-type="float">
            <text:p>16.5</text:p>
          </table:table-cell>
          <table:table-cell table:style-name="ce4" table:formula="of:=SQRT([.C11]*[.C11]+[.G11]*[.G11])" office:value-type="float" office:value="0.59275262968628" calcext:value-type="float">
            <text:p>0.6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2]-[.F12]" office:value-type="float" office:value="16.6144999999997" calcext:value-type="float">
            <text:p>16.6</text:p>
          </table:table-cell>
          <table:table-cell table:style-name="ce4" table:formula="of:=SQRT([.C12]*[.C12]+[.G12]*[.G12])" office:value-type="float" office:value="0.232496709654137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3]-[.F13]" office:value-type="float" office:value="14.9695000000002" calcext:value-type="float">
            <text:p>15.0</text:p>
          </table:table-cell>
          <table:table-cell table:style-name="ce4" table:formula="of:=SQRT([.C13]*[.C13]+[.G13]*[.G13])" office:value-type="float" office:value="0.59275262968628" calcext:value-type="float">
            <text:p>0.6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4]-[.F14]" office:value-type="float" office:value="15.9564999999993" calcext:value-type="float">
            <text:p>16.0</text:p>
          </table:table-cell>
          <table:table-cell table:style-name="ce4" table:formula="of:=SQRT([.C14]*[.C14]+[.G14]*[.G14])" office:value-type="float" office:value="0.232496709654137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office:value-type="float" office:value="0.7677" calcext:value-type="float">
            <text:p>0.7677</text:p>
          </table:table-cell>
          <table:table-cell table:style-name="ce16" table:number-columns-repeated="3"/>
          <table:table-cell/>
          <table:table-cell table:style-name="ce20" table:formula="of:=[.A27]*0.2253" office:value-type="float" office:value="0.17296281" calcext:value-type="float">
            <text:p>0.1730</text:p>
          </table:table-cell>
          <table:table-cell table:style-name="ce16" table:formula="of:=[.A27]*0.2253" office:value-type="float" office:value="0.17296281" calcext:value-type="float">
            <text:p>0.1730</text:p>
          </table:table-cell>
          <table:table-cell table:style-name="ce8"/>
          <table:table-cell/>
          <table:table-cell table:style-name="ce16" table:number-columns-repeated="22"/>
        </table:table-row>
        <table:table-row table:style-name="ro1">
          <table:table-cell table:style-name="ce16" office:value-type="float" office:value="0.7619" calcext:value-type="float">
            <text:p>0.7619</text:p>
          </table:table-cell>
          <table:table-cell table:style-name="ce16" table:number-columns-repeated="3"/>
          <table:table-cell/>
          <table:table-cell table:style-name="ce20" table:formula="of:=[.A28]*0.2253" office:value-type="float" office:value="0.17165607" calcext:value-type="float">
            <text:p>0.1717</text:p>
          </table:table-cell>
          <table:table-cell table:style-name="ce16" table:formula="of:=[.A28]*0.2253" office:value-type="float" office:value="0.17165607" calcext:value-type="float">
            <text:p>0.1717</text:p>
          </table:table-cell>
          <table:table-cell table:style-name="ce23"/>
          <table:table-cell/>
          <table:table-cell table:style-name="ce16" table:number-columns-repeated="22"/>
        </table:table-row>
        <table:table-row table:style-name="ro1">
          <table:table-cell table:style-name="ce16" office:value-type="float" office:value="0.7573" calcext:value-type="float">
            <text:p>0.7573</text:p>
          </table:table-cell>
          <table:table-cell table:style-name="ce16" table:number-columns-repeated="3"/>
          <table:table-cell/>
          <table:table-cell table:style-name="ce20" table:formula="of:=[.A29]*0.2253" office:value-type="float" office:value="0.17061969" calcext:value-type="float">
            <text:p>0.1706</text:p>
          </table:table-cell>
          <table:table-cell table:style-name="ce16" table:formula="of:=[.A29]*0.2253" office:value-type="float" office:value="0.17061969" calcext:value-type="float">
            <text:p>0.1706</text:p>
          </table:table-cell>
          <table:table-cell table:style-name="ce23"/>
          <table:table-cell/>
          <table:table-cell table:style-name="ce16" table:number-columns-repeated="22"/>
        </table:table-row>
        <table:table-row table:style-name="ro1">
          <table:table-cell table:style-name="ce16" office:value-type="float" office:value="0.732" calcext:value-type="float">
            <text:p>0.7320</text:p>
          </table:table-cell>
          <table:table-cell table:style-name="ce16" table:number-columns-repeated="3"/>
          <table:table-cell/>
          <table:table-cell table:style-name="ce20" table:formula="of:=[.A30]*0.2253" office:value-type="float" office:value="0.1649196" calcext:value-type="float">
            <text:p>0.1649</text:p>
          </table:table-cell>
          <table:table-cell table:style-name="ce16" table:formula="of:=[.A30]*0.2253" office:value-type="float" office:value="0.1649196" calcext:value-type="float">
            <text:p>0.1649</text:p>
          </table:table-cell>
          <table:table-cell table:style-name="ce23"/>
          <table:table-cell/>
          <table:table-cell table:style-name="ce16" table:number-columns-repeated="22"/>
        </table:table-row>
        <table:table-row table:style-name="ro1">
          <table:table-cell table:style-name="ce16" office:value-type="float" office:value="0.7283" calcext:value-type="float">
            <text:p>0.7283</text:p>
          </table:table-cell>
          <table:table-cell table:style-name="ce16" table:number-columns-repeated="3"/>
          <table:table-cell/>
          <table:table-cell table:style-name="ce20" table:formula="of:=[.A31]*0.2253" office:value-type="float" office:value="0.16408599" calcext:value-type="float">
            <text:p>0.1641</text:p>
          </table:table-cell>
          <table:table-cell table:style-name="ce16" table:formula="of:=[.A31]*0.2253" office:value-type="float" office:value="0.16408599" calcext:value-type="float">
            <text:p>0.1641</text:p>
          </table:table-cell>
          <table:table-cell table:style-name="ce23"/>
          <table:table-cell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2]/[.G28]" office:value-type="float" office:value="95.8311581990705" calcext:value-type="float">
            <text:p>95.8</text:p>
          </table:table-cell>
          <table:table-cell table:style-name="ce4" table:formula="of:=[.G22]/[.G28]" office:value-type="float" office:value="3.45314109595006" calcext:value-type="float">
            <text:p>3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3]/[.G29]" office:value-type="float" office:value="97.3773894443231" calcext:value-type="float">
            <text:p>97.4</text:p>
          </table:table-cell>
          <table:table-cell table:style-name="ce4" table:formula="of:=[.G23]/[.G29]" office:value-type="float" office:value="1.3626604857513" calcext:value-type="float">
            <text:p>1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4]/[.G30]" office:value-type="float" office:value="90.7684714248649" calcext:value-type="float">
            <text:p>90.8</text:p>
          </table:table-cell>
          <table:table-cell table:style-name="ce4" table:formula="of:=[.G24]/[.G30]" office:value-type="float" office:value="3.59419153142671" calcext:value-type="float">
            <text:p>3.6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5]/[.G31]" office:value-type="float" office:value="97.2447434421386" calcext:value-type="float">
            <text:p>97.2</text:p>
          </table:table-cell>
          <table:table-cell table:style-name="ce4" table:formula="of:=[.G25]/[.G31]" office:value-type="float" office:value="1.41691993115401" calcext:value-type="float">
            <text:p>1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3]*[.G33])" office:value-type="float" office:value="0.0838631849294279" calcext:value-type="float">
            <text:p>0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4]*[.G34])" office:value-type="float" office:value="0.538548319475082" calcext:value-type="float">
            <text:p>0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5]*[.G35])" office:value-type="float" office:value="0.0774100890133895" calcext:value-type="float">
            <text:p>0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6]*[.G36])" office:value-type="float" office:value="0.498091787623358" calcext:value-type="float">
            <text:p>0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SUMPRODUCT([.F33:.F36];[.G38:.G41])/SUM([.G38:.G41])" office:value-type="float" office:value="96.7869137850838" calcext:value-type="float">
            <text:p>96.8</text:p>
          </table:table-cell>
          <table:table-cell table:style-name="ce4" table:formula="of:=1/SQRT(SUM([.G38:.G41]))" office:value-type="float" office:value="0.913665638146384" calcext:value-type="float">
            <text:p>0.9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2]/10000000" office:value-type="float" office:value="0.00000967869137850838" calcext:value-type="float">
            <text:p>0.0</text:p>
          </table:table-cell>
          <table:table-cell table:style-name="ce4" table:formula="of:=[.G42]/10000000" office:value-type="float" office:value="0.0000000913665638146384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4]*2.253" office:value-type="float" office:value="0.0000218060916757794" calcext:value-type="float">
            <text:p>0.0</text:p>
          </table:table-cell>
          <table:table-cell table:style-name="ce4" table:formula="of:=[.G44]*2.253" office:value-type="float" office:value="0.00000020584886827438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5]*1000000" office:value-type="float" office:value="21.8060916757794" calcext:value-type="float">
            <text:p>21.8</text:p>
          </table:table-cell>
          <table:table-cell table:style-name="ce4" table:formula="of:=[.G45]*1000000" office:value-type="float" office:value="0.20584886827438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78">
          <table:table-cell table:style-name="ce16" table:number-columns-repeated="5"/>
          <table:table-cell table:style-name="ce21"/>
          <table:table-cell table:style-name="ce16" table:number-columns-repeated="25"/>
        </table:table-row>
        <table:table-row table:style-name="ro1" table:number-rows-repeated="104845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kewGaussian2" table:style-name="ta1">
        <table:shapes>
          <draw:frame draw:z-index="0" draw:style-name="gr1" draw:text-style-name="P1" svg:width="160.1mm" svg:height="90.09mm" svg:x="138.03mm" svg:y="46.76mm">
            <draw:object draw:notify-on-update-of-ranges="SkewGaussian2.B3:SkewGaussian2.B7 SkewGaussian2.A3:SkewGaussian2.A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22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litt</text:p>
          </table:table-cell>
          <table:table-cell table:style-name="ce6" office:value-type="string" calcext:value-type="string" table:number-columns-spanned="4" table:number-rows-spanned="1">
            <text:p>Without the foil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With the foil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Sigma</text:p>
          </table:table-cell>
          <table:table-cell office:value-type="string" calcext:value-type="string">
            <text:p>Error</text:p>
          </table:table-cell>
          <table:table-cell table:number-columns-repeated="22"/>
        </table:table-row>
        <table:table-row table:style-name="ro1">
          <table:table-cell table:style-name="ce4" office:value-type="float" office:value="5388" calcext:value-type="float">
            <text:p>5388.0</text:p>
          </table:table-cell>
          <table:table-cell table:style-name="ce4" office:value-type="float" office:value="3278" calcext:value-type="float">
            <text:p>3278.0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3.41" calcext:value-type="float">
            <text:p>3.41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268.6" calcext:value-type="float">
            <text:p>3268.6</text:p>
          </table:table-cell>
          <table:table-cell table:style-name="ce4" office:value-type="float" office:value="1" calcext:value-type="float">
            <text:p>1.0</text:p>
          </table:table-cell>
          <table:table-cell table:style-name="ce7" office:value-type="float" office:value="3.71" calcext:value-type="float">
            <text:p>3.71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style-name="ce4" office:value-type="float" office:value="5442.9" calcext:value-type="float">
            <text:p>5442.9</text:p>
          </table:table-cell>
          <table:table-cell table:style-name="ce4" office:value-type="float" office:value="3312.4" calcext:value-type="float">
            <text:p>3312.4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3.41" calcext:value-type="float">
            <text:p>3.41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302.5" calcext:value-type="float">
            <text:p>3302.5</text:p>
          </table:table-cell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3.71" calcext:value-type="float">
            <text:p>3.71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style-name="ce4" office:value-type="float" office:value="5485.6" calcext:value-type="float">
            <text:p>5485.6</text:p>
          </table:table-cell>
          <table:table-cell table:style-name="ce4" office:value-type="float" office:value="3338.8" calcext:value-type="float">
            <text:p>3338.8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3.41" calcext:value-type="float">
            <text:p>3.41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329.8" calcext:value-type="float">
            <text:p>3329.8</text:p>
          </table:table-cell>
          <table:table-cell table:style-name="ce4" office:value-type="float" office:value="0.1" calcext:value-type="float">
            <text:p>0.1</text:p>
          </table:table-cell>
          <table:table-cell table:style-name="ce7" office:value-type="float" office:value="3.71" calcext:value-type="float">
            <text:p>3.71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style-name="ce4" office:value-type="float" office:value="5762.7" calcext:value-type="float">
            <text:p>5762.7</text:p>
          </table:table-cell>
          <table:table-cell table:style-name="ce4" office:value-type="float" office:value="3504.9" calcext:value-type="float">
            <text:p>3504.9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3.41" calcext:value-type="float">
            <text:p>3.41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496" calcext:value-type="float">
            <text:p>3496.0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3.71" calcext:value-type="float">
            <text:p>3.71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style-name="ce4" office:value-type="float" office:value="5804.82" calcext:value-type="float">
            <text:p>5804.8</text:p>
          </table:table-cell>
          <table:table-cell table:style-name="ce4" office:value-type="float" office:value="3531" calcext:value-type="float">
            <text:p>3531.0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3.41" calcext:value-type="float">
            <text:p>3.41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522.5" calcext:value-type="float">
            <text:p>3522.5</text:p>
          </table:table-cell>
          <table:table-cell table:style-name="ce4" office:value-type="float" office:value="0.2" calcext:value-type="float">
            <text:p>0.2</text:p>
          </table:table-cell>
          <table:table-cell table:style-name="ce7" office:value-type="float" office:value="3.71" calcext:value-type="float">
            <text:p>3.71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7"/>
          <table:table-cell table:number-columns-repeated="23"/>
        </table:table-row>
        <table:table-row table:style-name="ro1">
          <table:table-cell/>
          <table:table-cell table:style-name="ce4" table:formula="of:=1.644*[.B3]" office:value-type="float" office:value="5389.032" calcext:value-type="float">
            <text:p>5389.0</text:p>
          </table:table-cell>
          <table:table-cell table:style-name="ce4" table:formula="of:=1.644*[.C3]" office:value-type="float" office:value="0.9864" calcext:value-type="float">
            <text:p>1.0</text:p>
          </table:table-cell>
          <table:table-cell table:formula="of:=[.D3]*1.644" office:value-type="float" office:value="5.60604" calcext:value-type="float">
            <text:p>5.60604</text:p>
          </table:table-cell>
          <table:table-cell table:formula="of:=[.E3]*1.644" office:value-type="float" office:value="0.11508" calcext:value-type="float">
            <text:p>0.11508</text:p>
          </table:table-cell>
          <table:table-cell table:style-name="ce3" table:formula="of:=1.644*[.F3]" office:value-type="float" office:value="5373.5784" calcext:value-type="float">
            <text:p>5373.6</text:p>
          </table:table-cell>
          <table:table-cell table:style-name="ce4" table:formula="of:=1.644*[.G3]" office:value-type="float" office:value="1.644" calcext:value-type="float">
            <text:p>1.6</text:p>
          </table:table-cell>
          <table:table-cell table:style-name="ce7" table:formula="of:=[.H3]*1.644" office:value-type="float" office:value="6.09924" calcext:value-type="float">
            <text:p>6.09924</text:p>
          </table:table-cell>
          <table:table-cell table:style-name="ce24" table:formula="of:=[.I3]*1.644" office:value-type="float" office:value="0.14796" calcext:value-type="float">
            <text:p>0.14796</text:p>
          </table:table-cell>
          <table:table-cell table:number-columns-repeated="22"/>
        </table:table-row>
        <table:table-row table:style-name="ro1">
          <table:table-cell table:style-name="ce16"/>
          <table:table-cell table:style-name="ce4" table:formula="of:=1.644*[.B4]" office:value-type="float" office:value="5445.5856" calcext:value-type="float">
            <text:p>5445.6</text:p>
          </table:table-cell>
          <table:table-cell table:style-name="ce4" table:formula="of:=1.644*[.C4]" office:value-type="float" office:value="0.3288" calcext:value-type="float">
            <text:p>0.3</text:p>
          </table:table-cell>
          <table:table-cell table:formula="of:=[.D4]*1.644" office:value-type="float" office:value="5.60604" calcext:value-type="float">
            <text:p>5.60604</text:p>
          </table:table-cell>
          <table:table-cell table:formula="of:=[.E4]*1.644" office:value-type="float" office:value="0.11508" calcext:value-type="float">
            <text:p>0.11508</text:p>
          </table:table-cell>
          <table:table-cell table:style-name="ce3" table:formula="of:=1.644*[.F4]" office:value-type="float" office:value="5429.31" calcext:value-type="float">
            <text:p>5429.3</text:p>
          </table:table-cell>
          <table:table-cell table:style-name="ce4" table:formula="of:=1.644*[.G4]" office:value-type="float" office:value="0.6576" calcext:value-type="float">
            <text:p>0.7</text:p>
          </table:table-cell>
          <table:table-cell table:style-name="ce7" table:formula="of:=[.H4]*1.644" office:value-type="float" office:value="6.09924" calcext:value-type="float">
            <text:p>6.09924</text:p>
          </table:table-cell>
          <table:table-cell table:style-name="ce24" table:formula="of:=[.I4]*1.644" office:value-type="float" office:value="0.14796" calcext:value-type="float">
            <text:p>0.14796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4*[.B5]" office:value-type="float" office:value="5488.9872" calcext:value-type="float">
            <text:p>5489.0</text:p>
          </table:table-cell>
          <table:table-cell table:style-name="ce4" table:formula="of:=1.644*[.C5]" office:value-type="float" office:value="0.1644" calcext:value-type="float">
            <text:p>0.2</text:p>
          </table:table-cell>
          <table:table-cell table:formula="of:=[.D5]*1.644" office:value-type="float" office:value="5.60604" calcext:value-type="float">
            <text:p>5.60604</text:p>
          </table:table-cell>
          <table:table-cell table:formula="of:=[.E5]*1.644" office:value-type="float" office:value="0.11508" calcext:value-type="float">
            <text:p>0.11508</text:p>
          </table:table-cell>
          <table:table-cell table:style-name="ce3" table:formula="of:=1.644*[.F5]" office:value-type="float" office:value="5474.1912" calcext:value-type="float">
            <text:p>5474.2</text:p>
          </table:table-cell>
          <table:table-cell table:style-name="ce4" table:formula="of:=1.644*[.G5]" office:value-type="float" office:value="0.1644" calcext:value-type="float">
            <text:p>0.2</text:p>
          </table:table-cell>
          <table:table-cell table:style-name="ce7" table:formula="of:=[.H5]*1.644" office:value-type="float" office:value="6.09924" calcext:value-type="float">
            <text:p>6.09924</text:p>
          </table:table-cell>
          <table:table-cell table:style-name="ce24" table:formula="of:=[.I5]*1.644" office:value-type="float" office:value="0.14796" calcext:value-type="float">
            <text:p>0.14796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4*[.B6]" office:value-type="float" office:value="5762.0556" calcext:value-type="float">
            <text:p>5762.1</text:p>
          </table:table-cell>
          <table:table-cell table:style-name="ce4" table:formula="of:=1.644*[.C6]" office:value-type="float" office:value="0.3288" calcext:value-type="float">
            <text:p>0.3</text:p>
          </table:table-cell>
          <table:table-cell table:formula="of:=[.D6]*1.644" office:value-type="float" office:value="5.60604" calcext:value-type="float">
            <text:p>5.60604</text:p>
          </table:table-cell>
          <table:table-cell table:formula="of:=[.E6]*1.644" office:value-type="float" office:value="0.11508" calcext:value-type="float">
            <text:p>0.11508</text:p>
          </table:table-cell>
          <table:table-cell table:style-name="ce3" table:formula="of:=1.644*[.F6]" office:value-type="float" office:value="5747.424" calcext:value-type="float">
            <text:p>5747.4</text:p>
          </table:table-cell>
          <table:table-cell table:style-name="ce4" table:formula="of:=1.644*[.G6]" office:value-type="float" office:value="0.4932" calcext:value-type="float">
            <text:p>0.5</text:p>
          </table:table-cell>
          <table:table-cell table:style-name="ce7" table:formula="of:=[.H6]*1.644" office:value-type="float" office:value="6.09924" calcext:value-type="float">
            <text:p>6.09924</text:p>
          </table:table-cell>
          <table:table-cell table:style-name="ce24" table:formula="of:=[.I6]*1.644" office:value-type="float" office:value="0.14796" calcext:value-type="float">
            <text:p>0.14796</text:p>
          </table:table-cell>
          <table:table-cell table:style-name="ce16" table:number-columns-repeated="22"/>
        </table:table-row>
        <table:table-row table:style-name="ro1">
          <table:table-cell table:style-name="ce16"/>
          <table:table-cell table:style-name="ce4" table:formula="of:=1.644*[.B7]" office:value-type="float" office:value="5804.964" calcext:value-type="float">
            <text:p>5805.0</text:p>
          </table:table-cell>
          <table:table-cell table:style-name="ce4" table:formula="of:=1.644*[.C7]" office:value-type="float" office:value="0.1644" calcext:value-type="float">
            <text:p>0.2</text:p>
          </table:table-cell>
          <table:table-cell table:formula="of:=[.D7]*1.644" office:value-type="float" office:value="5.60604" calcext:value-type="float">
            <text:p>5.60604</text:p>
          </table:table-cell>
          <table:table-cell table:formula="of:=[.E7]*1.644" office:value-type="float" office:value="0.11508" calcext:value-type="float">
            <text:p>0.11508</text:p>
          </table:table-cell>
          <table:table-cell table:style-name="ce3" table:formula="of:=1.644*[.F7]" office:value-type="float" office:value="5790.99" calcext:value-type="float">
            <text:p>5791.0</text:p>
          </table:table-cell>
          <table:table-cell table:style-name="ce4" table:formula="of:=1.644*[.G7]" office:value-type="float" office:value="0.3288" calcext:value-type="float">
            <text:p>0.3</text:p>
          </table:table-cell>
          <table:table-cell table:style-name="ce7" table:formula="of:=[.H7]*1.644" office:value-type="float" office:value="6.09924" calcext:value-type="float">
            <text:p>6.09924</text:p>
          </table:table-cell>
          <table:table-cell table:style-name="ce24" table:formula="of:=[.I7]*1.644" office:value-type="float" office:value="0.14796" calcext:value-type="float">
            <text:p>0.14796</text:p>
          </table:table-cell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5">
          <table:table-cell/>
          <table:table-cell table:style-name="ce16" table:number-columns-repeated="4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0]-[.F10]" office:value-type="float" office:value="15.4535999999998" calcext:value-type="float">
            <text:p>15.5</text:p>
          </table:table-cell>
          <table:table-cell table:style-name="ce4" table:formula="of:=SQRT([.C10]*[.C10]+[.G10]*[.G10])" office:value-type="float" office:value="1.91721698302514" calcext:value-type="float">
            <text:p>1.9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1]-[.F11]" office:value-type="float" office:value="16.2755999999999" calcext:value-type="float">
            <text:p>16.3</text:p>
          </table:table-cell>
          <table:table-cell table:style-name="ce4" table:formula="of:=SQRT([.C11]*[.C11]+[.G11]*[.G11])" office:value-type="float" office:value="0.735219151001931" calcext:value-type="float">
            <text:p>0.7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2]-[.F12]" office:value-type="float" office:value="14.7959999999994" calcext:value-type="float">
            <text:p>14.8</text:p>
          </table:table-cell>
          <table:table-cell table:style-name="ce4" table:formula="of:=SQRT([.C12]*[.C12]+[.G12]*[.G12])" office:value-type="float" office:value="0.232496709654137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3]-[.F13]" office:value-type="float" office:value="14.6315999999997" calcext:value-type="float">
            <text:p>14.6</text:p>
          </table:table-cell>
          <table:table-cell table:style-name="ce4" table:formula="of:=SQRT([.C13]*[.C13]+[.G13]*[.G13])" office:value-type="float" office:value="0.59275262968628" calcext:value-type="float">
            <text:p>0.6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B14]-[.F14]" office:value-type="float" office:value="13.9740000000002" calcext:value-type="float">
            <text:p>14.0</text:p>
          </table:table-cell>
          <table:table-cell table:style-name="ce4" table:formula="of:=SQRT([.C14]*[.C14]+[.G14]*[.G14])" office:value-type="float" office:value="0.367609575500965" calcext:value-type="float">
            <text:p>0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office:value-type="float" office:value="0.7677" calcext:value-type="float">
            <text:p>0.7677</text:p>
          </table:table-cell>
          <table:table-cell table:style-name="ce16" table:number-columns-repeated="3"/>
          <table:table-cell/>
          <table:table-cell table:style-name="ce20" table:formula="of:=[.A27]*0.2253" office:value-type="float" office:value="0.17296281" calcext:value-type="float">
            <text:p>0.1730</text:p>
          </table:table-cell>
          <table:table-cell table:style-name="ce16" table:formula="of:=[.A27]*0.2253" office:value-type="float" office:value="0.17296281" calcext:value-type="float">
            <text:p>0.173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office:value-type="float" office:value="0.7619" calcext:value-type="float">
            <text:p>0.7619</text:p>
          </table:table-cell>
          <table:table-cell table:style-name="ce16" table:number-columns-repeated="3"/>
          <table:table-cell/>
          <table:table-cell table:style-name="ce20" table:formula="of:=[.A28]*0.2253" office:value-type="float" office:value="0.17165607" calcext:value-type="float">
            <text:p>0.1717</text:p>
          </table:table-cell>
          <table:table-cell table:style-name="ce16" table:formula="of:=[.A28]*0.2253" office:value-type="float" office:value="0.17165607" calcext:value-type="float">
            <text:p>0.1717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573" calcext:value-type="float">
            <text:p>0.7573</text:p>
          </table:table-cell>
          <table:table-cell table:style-name="ce16" table:number-columns-repeated="3"/>
          <table:table-cell/>
          <table:table-cell table:style-name="ce20" table:formula="of:=[.A29]*0.2253" office:value-type="float" office:value="0.17061969" calcext:value-type="float">
            <text:p>0.1706</text:p>
          </table:table-cell>
          <table:table-cell table:style-name="ce16" table:formula="of:=[.A29]*0.2253" office:value-type="float" office:value="0.17061969" calcext:value-type="float">
            <text:p>0.1706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32" calcext:value-type="float">
            <text:p>0.7320</text:p>
          </table:table-cell>
          <table:table-cell table:style-name="ce16" table:number-columns-repeated="3"/>
          <table:table-cell/>
          <table:table-cell table:style-name="ce20" table:formula="of:=[.A30]*0.2253" office:value-type="float" office:value="0.1649196" calcext:value-type="float">
            <text:p>0.1649</text:p>
          </table:table-cell>
          <table:table-cell table:style-name="ce16" table:formula="of:=[.A30]*0.2253" office:value-type="float" office:value="0.1649196" calcext:value-type="float">
            <text:p>0.1649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office:value-type="float" office:value="0.7283" calcext:value-type="float">
            <text:p>0.7283</text:p>
          </table:table-cell>
          <table:table-cell table:style-name="ce16" table:number-columns-repeated="3"/>
          <table:table-cell/>
          <table:table-cell table:style-name="ce20" table:formula="of:=[.A31]*0.2253" office:value-type="float" office:value="0.16408599" calcext:value-type="float">
            <text:p>0.1641</text:p>
          </table:table-cell>
          <table:table-cell table:style-name="ce16" table:formula="of:=[.A31]*0.2253" office:value-type="float" office:value="0.16408599" calcext:value-type="float">
            <text:p>0.1641</text:p>
          </table:table-cell>
          <table:table-cell table:style-name="ce23"/>
          <table:table-cell table:style-name="ce16" table:number-columns-repeated="23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2]/[.G28]" office:value-type="float" office:value="94.8151731540862" calcext:value-type="float">
            <text:p>94.8</text:p>
          </table:table-cell>
          <table:table-cell table:style-name="ce4" table:formula="of:=[.G22]/[.G28]" office:value-type="float" office:value="4.28309439335254" calcext:value-type="float">
            <text:p>4.3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3]/[.G29]" office:value-type="float" office:value="86.7191822936694" calcext:value-type="float">
            <text:p>86.7</text:p>
          </table:table-cell>
          <table:table-cell table:style-name="ce4" table:formula="of:=[.G23]/[.G29]" office:value-type="float" office:value="1.3626604857513" calcext:value-type="float">
            <text:p>1.4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4]/[.G30]" office:value-type="float" office:value="88.7195942750268" calcext:value-type="float">
            <text:p>88.7</text:p>
          </table:table-cell>
          <table:table-cell table:style-name="ce4" table:formula="of:=[.G24]/[.G30]" office:value-type="float" office:value="3.59419153142671" calcext:value-type="float">
            <text:p>3.6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25]/[.G31]" office:value-type="float" office:value="85.1626637959777" calcext:value-type="float">
            <text:p>85.2</text:p>
          </table:table-cell>
          <table:table-cell table:style-name="ce4" table:formula="of:=[.G25]/[.G31]" office:value-type="float" office:value="2.24034712226781" calcext:value-type="float">
            <text:p>2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3]*[.G33])" office:value-type="float" office:value="0.0545110702041281" calcext:value-type="float">
            <text:p>0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4]*[.G34])" office:value-type="float" office:value="0.538548319475082" calcext:value-type="float">
            <text:p>0.5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5]*[.G35])" office:value-type="float" office:value="0.0774100890133895" calcext:value-type="float">
            <text:p>0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 table:formula="of:=1/([.G36]*[.G36])" office:value-type="float" office:value="0.199236715049343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SUMPRODUCT([.F33:.F36];[.G38:.G41])/SUM([.G38:.G41])" office:value-type="float" office:value="87.0480951671998" calcext:value-type="float">
            <text:p>87.0</text:p>
          </table:table-cell>
          <table:table-cell table:style-name="ce4" table:formula="of:=1/SQRT(SUM([.G38:.G41]))" office:value-type="float" office:value="1.07229361137599" calcext:value-type="float">
            <text:p>1.1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/>
          <table:table-cell table:style-name="ce4"/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2]/10000000" office:value-type="float" office:value="0.00000870480951671998" calcext:value-type="float">
            <text:p>0.0</text:p>
          </table:table-cell>
          <table:table-cell table:style-name="ce4" table:formula="of:=[.G42]/10000000" office:value-type="float" office:value="0.000000107229361137599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4]*2.253" office:value-type="float" office:value="0.0000196119358411701" calcext:value-type="float">
            <text:p>0.0</text:p>
          </table:table-cell>
          <table:table-cell table:style-name="ce4" table:formula="of:=[.G44]*2.253" office:value-type="float" office:value="0.00000024158775064301" calcext:value-type="float">
            <text:p>0.0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>
          <table:table-cell table:style-name="ce16" table:number-columns-repeated="5"/>
          <table:table-cell table:style-name="ce3" table:formula="of:=[.F45]*1000000" office:value-type="float" office:value="19.6119358411701" calcext:value-type="float">
            <text:p>19.6</text:p>
          </table:table-cell>
          <table:table-cell table:style-name="ce4" table:formula="of:=[.G45]*1000000" office:value-type="float" office:value="0.24158775064301" calcext:value-type="float">
            <text:p>0.2</text:p>
          </table:table-cell>
          <table:table-cell table:style-name="ce8"/>
          <table:table-cell table:style-name="ce4"/>
          <table:table-cell table:style-name="ce16" table:number-columns-repeated="22"/>
        </table:table-row>
        <table:table-row table:style-name="ro1" table:number-rows-repeated="78">
          <table:table-cell table:style-name="ce16" table:number-columns-repeated="5"/>
          <table:table-cell table:style-name="ce21"/>
          <table:table-cell table:style-name="ce16" table:number-columns-repeated="25"/>
        </table:table-row>
        <table:table-row table:style-name="ro1" table:number-rows-repeated="1048451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  <table:database-ranges>
        <table:database-range table:name="__Anonymous_Sheet_DB__1" table:target-range-address="Gaussian.H4:Gaussian.H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kewGaussian.H4:SkewGaussian.H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kewGaussian2.H4:SkewGaussian2.H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4:55:57.953944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1:08:49.056163927</meta:creation-date>
    <dc:date>2021-07-21T10:51:29.989383332</dc:date>
    <meta:editing-duration>P4DT15H18M9S</meta:editing-duration>
    <meta:editing-cycles>2</meta:editing-cycles>
    <meta:generator>LibreOffice/6.0.7.3$Linux_X86_64 LibreOffice_project/00m0$Build-3</meta:generator>
    <meta:document-statistic meta:table-count="4" meta:cell-count="704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column-mapping="1 0" chart:style-name="ch1">
        <chart:legend chart:legend-position="end" svg:x="11.571cm" svg:y="3.957cm" style:legend-expansion="high" chart:style-name="ch2"/>
        <chart:plot-area chart:style-name="ch3" table:cell-range-address="Gaussian.A3:Gaussian.B7" svg:x="0.32cm" svg:y="0.18cm" svg:width="10.931cm" svg:height="8.65cm">
          <chartooo:coordinate-region svg:x="1.312cm" svg:y="0.379cm" svg:width="9.56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ian.A3:Gaussian.A7" chart:class="chart:scatter">
            <chart:domain table:cell-range-address="Gaussian.B3:Gaussian.B7"/>
            <chart:regression-curve chart:style-name="ch7">
              <chart:equation chart:display-equation="true" chart:display-r-square="true" svg:x="2.474cm" svg:y="0.979cm"/>
            </chart:regression-curve>
            <chart:data-point chart:style-name="ch8"/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5.6">
                <text:p>3275.6</text:p>
                <draw:g>
                  <svg:desc>Gaussian.B3:Gaussian.B7</svg:desc>
                </draw:g>
              </table:table-cell>
              <table:table-cell office:value-type="float" office:value="5388">
                <text:p>5388</text:p>
                <draw:g>
                  <svg:desc>Gaussian.A3:Gaussian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.3">
                <text:p>3309.3</text:p>
              </table:table-cell>
              <table:table-cell office:value-type="float" office:value="5442.9">
                <text:p>544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4.5">
                <text:p>3334.5</text:p>
              </table:table-cell>
              <table:table-cell office:value-type="float" office:value="5485.6">
                <text:p>54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1.6">
                <text:p>3501.6</text:p>
              </table:table-cell>
              <table:table-cell office:value-type="float" office:value="5762.7">
                <text:p>57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6.9">
                <text:p>3526.9</text:p>
              </table:table-cell>
              <table:table-cell office:value-type="float" office:value="5804.82">
                <text:p>5804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column-mapping="1 0" chart:style-name="ch1">
        <chart:legend chart:legend-position="end" svg:x="11.571cm" svg:y="3.957cm" style:legend-expansion="high" chart:style-name="ch2"/>
        <chart:plot-area chart:style-name="ch3" table:cell-range-address="SkewGaussian.A3:SkewGaussian.B7" svg:x="0.32cm" svg:y="0.18cm" svg:width="10.931cm" svg:height="8.65cm">
          <chartooo:coordinate-region svg:x="1.312cm" svg:y="0.379cm" svg:width="9.56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kewGaussian.A3:SkewGaussian.A7" chart:class="chart:scatter">
            <chart:domain table:cell-range-address="SkewGaussian.B3:SkewGaussian.B7"/>
            <chart:regression-curve chart:style-name="ch7">
              <chart:equation chart:display-equation="true" chart:display-r-square="true" svg:x="2.474cm" svg:y="0.979cm"/>
            </chart:regression-curve>
            <chart:data-point chart:style-name="ch8"/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5.1">
                <text:p>3275.1</text:p>
                <draw:g>
                  <svg:desc>SkewGaussian.B3:SkewGaussian.B7</svg:desc>
                </draw:g>
              </table:table-cell>
              <table:table-cell office:value-type="float" office:value="5388">
                <text:p>5388</text:p>
                <draw:g>
                  <svg:desc>SkewGaussian.A3:SkewGaussian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.3">
                <text:p>3309.3</text:p>
              </table:table-cell>
              <table:table-cell office:value-type="float" office:value="5442.9">
                <text:p>544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4.2">
                <text:p>3334.2</text:p>
              </table:table-cell>
              <table:table-cell office:value-type="float" office:value="5485.6">
                <text:p>54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1.3">
                <text:p>3501.3</text:p>
              </table:table-cell>
              <table:table-cell office:value-type="float" office:value="5762.7">
                <text:p>57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6.6">
                <text:p>3526.6</text:p>
              </table:table-cell>
              <table:table-cell office:value-type="float" office:value="5804.82">
                <text:p>5804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column-mapping="1 0" chart:style-name="ch1">
        <chart:legend chart:legend-position="end" svg:x="11.571cm" svg:y="3.957cm" style:legend-expansion="high" chart:style-name="ch2"/>
        <chart:plot-area chart:style-name="ch3" table:cell-range-address="SkewGaussian2.A3:SkewGaussian2.B7" svg:x="0.32cm" svg:y="0.18cm" svg:width="10.931cm" svg:height="8.65cm">
          <chartooo:coordinate-region svg:x="1.603cm" svg:y="0.379cm" svg:width="9.13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kewGaussian2.A3:SkewGaussian2.A7" chart:class="chart:scatter">
            <chart:domain table:cell-range-address="SkewGaussian2.B3:SkewGaussian2.B7"/>
            <chart:regression-curve chart:style-name="ch7">
              <chart:equation chart:display-equation="true" chart:display-r-square="true" svg:x="2.474cm" svg:y="0.979cm"/>
            </chart:regression-curve>
            <chart:data-point chart:style-name="ch8"/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8">
                <text:p>3278</text:p>
                <draw:g>
                  <svg:desc>SkewGaussian2.B3:SkewGaussian2.B7</svg:desc>
                </draw:g>
              </table:table-cell>
              <table:table-cell office:value-type="float" office:value="5388">
                <text:p>5388</text:p>
                <draw:g>
                  <svg:desc>SkewGaussian2.A3:SkewGaussian2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2.4">
                <text:p>3312.4</text:p>
              </table:table-cell>
              <table:table-cell office:value-type="float" office:value="5442.9">
                <text:p>544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8.8">
                <text:p>3338.8</text:p>
              </table:table-cell>
              <table:table-cell office:value-type="float" office:value="5485.6">
                <text:p>54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4.9">
                <text:p>3504.9</text:p>
              </table:table-cell>
              <table:table-cell office:value-type="float" office:value="5762.7">
                <text:p>57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1">
                <text:p>3531</text:p>
              </table:table-cell>
              <table:table-cell office:value-type="float" office:value="5804.82">
                <text:p>580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